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5cm" style:rel-column-width="16053*"/>
    </style:style>
    <style:style style:name="Tabelle1.B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7cm" style:rel-column-width="16077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paragraph-rsid="001392e3"/>
    </style:style>
    <style:style style:name="P16" style:family="paragraph" style:parent-style-name="Table_20_Contents">
      <style:text-properties officeooo:rsid="001a42c2" officeooo:paragraph-rsid="001a42c2"/>
    </style:style>
    <style:style style:name="P17" style:family="paragraph" style:parent-style-name="Table_20_Contents">
      <style:text-properties officeooo:paragraph-rsid="001c0878"/>
    </style:style>
    <style:style style:name="P18" style:family="paragraph" style:parent-style-name="Table_20_Contents">
      <style:text-properties officeooo:rsid="001c0878" officeooo:paragraph-rsid="001c0878"/>
    </style:style>
    <style:style style:name="P19" style:family="paragraph" style:parent-style-name="Table_20_Contents">
      <style:text-properties officeooo:rsid="001df1b0" officeooo:paragraph-rsid="001df1b0"/>
    </style:style>
    <style:style style:name="P20" style:family="paragraph" style:parent-style-name="Table_20_Contents">
      <style:text-properties officeooo:paragraph-rsid="000e7b79"/>
    </style:style>
    <style:style style:name="P21" style:family="paragraph" style:parent-style-name="Table_20_Contents">
      <style:text-properties officeooo:paragraph-rsid="0021d58a"/>
    </style:style>
    <style:style style:name="P22" style:family="paragraph" style:parent-style-name="Table_20_Contents">
      <style:text-properties officeooo:rsid="0026c11e" officeooo:paragraph-rsid="0026c11e"/>
    </style:style>
    <style:style style:name="P23" style:family="paragraph" style:parent-style-name="Table_20_Contents">
      <style:text-properties officeooo:rsid="0026c11e" officeooo:paragraph-rsid="0027ca2c"/>
    </style:style>
    <style:style style:name="P24" style:family="paragraph" style:parent-style-name="Table_20_Contents">
      <style:text-properties officeooo:rsid="0027eb39" officeooo:paragraph-rsid="0027eb39"/>
    </style:style>
    <style:style style:name="P25" style:family="paragraph" style:parent-style-name="Table_20_Contents">
      <style:text-properties officeooo:rsid="002c8cf0" officeooo:paragraph-rsid="002c8cf0"/>
    </style:style>
    <style:style style:name="P26" style:family="paragraph" style:parent-style-name="Table_20_Contents">
      <style:text-properties officeooo:rsid="002ef64f" officeooo:paragraph-rsid="002ef64f"/>
    </style:style>
    <style:style style:name="P27" style:family="paragraph" style:parent-style-name="Table_20_Contents">
      <style:text-properties officeooo:rsid="0030c7a2" officeooo:paragraph-rsid="0030c7a2"/>
    </style:style>
    <style:style style:name="P28" style:family="paragraph" style:parent-style-name="Table_20_Contents">
      <style:text-properties officeooo:paragraph-rsid="0030c7a2"/>
    </style:style>
    <style:style style:name="P29" style:family="paragraph" style:parent-style-name="Table_20_Contents">
      <style:text-properties officeooo:rsid="00323257" officeooo:paragraph-rsid="00323257"/>
    </style:style>
    <style:style style:name="P30" style:family="paragraph" style:parent-style-name="Table_20_Contents">
      <style:text-properties officeooo:paragraph-rsid="00323257"/>
    </style:style>
    <style:style style:name="P31" style:family="paragraph" style:parent-style-name="Table_20_Contents">
      <style:text-properties officeooo:rsid="003628bc" officeooo:paragraph-rsid="003628bc"/>
    </style:style>
    <style:style style:name="P32" style:family="paragraph" style:parent-style-name="Table_20_Contents">
      <style:text-properties officeooo:rsid="0037bb97" officeooo:paragraph-rsid="0037bb97"/>
    </style:style>
    <style:style style:name="P33" style:family="paragraph" style:parent-style-name="Table_20_Contents">
      <style:text-properties officeooo:rsid="0037bb97" officeooo:paragraph-rsid="00f5611c"/>
    </style:style>
    <style:style style:name="P34" style:family="paragraph" style:parent-style-name="Table_20_Contents">
      <style:text-properties officeooo:rsid="003caf6a" officeooo:paragraph-rsid="003caf6a"/>
    </style:style>
    <style:style style:name="P35" style:family="paragraph" style:parent-style-name="Table_20_Contents">
      <style:text-properties officeooo:rsid="003cc6f9" officeooo:paragraph-rsid="003cc6f9"/>
    </style:style>
    <style:style style:name="P36" style:family="paragraph" style:parent-style-name="Table_20_Contents">
      <style:text-properties officeooo:rsid="003dc891" officeooo:paragraph-rsid="003dc891"/>
    </style:style>
    <style:style style:name="P37" style:family="paragraph" style:parent-style-name="Table_20_Contents">
      <style:text-properties officeooo:rsid="0041a27a" officeooo:paragraph-rsid="0041a27a"/>
    </style:style>
    <style:style style:name="P38" style:family="paragraph" style:parent-style-name="Table_20_Contents">
      <style:text-properties officeooo:rsid="0041a27a" officeooo:paragraph-rsid="0041d731"/>
    </style:style>
    <style:style style:name="P39" style:family="paragraph" style:parent-style-name="Table_20_Contents">
      <style:text-properties officeooo:rsid="0041d731" officeooo:paragraph-rsid="0041d731"/>
    </style:style>
    <style:style style:name="P40" style:family="paragraph" style:parent-style-name="Table_20_Contents">
      <style:text-properties officeooo:rsid="0043712f" officeooo:paragraph-rsid="0043712f"/>
    </style:style>
    <style:style style:name="P41" style:family="paragraph" style:parent-style-name="Table_20_Contents">
      <style:text-properties officeooo:rsid="0043712f" officeooo:paragraph-rsid="00449bee"/>
    </style:style>
    <style:style style:name="P42" style:family="paragraph" style:parent-style-name="Table_20_Contents">
      <style:text-properties officeooo:rsid="00449bee" officeooo:paragraph-rsid="00449bee"/>
    </style:style>
    <style:style style:name="P43" style:family="paragraph" style:parent-style-name="Table_20_Contents">
      <style:text-properties officeooo:rsid="00449bee" officeooo:paragraph-rsid="004a34be"/>
    </style:style>
    <style:style style:name="P44" style:family="paragraph" style:parent-style-name="Table_20_Contents">
      <style:text-properties officeooo:rsid="00485c56" officeooo:paragraph-rsid="00485c56"/>
    </style:style>
    <style:style style:name="P45" style:family="paragraph" style:parent-style-name="Table_20_Contents">
      <style:text-properties officeooo:rsid="004a34be" officeooo:paragraph-rsid="004a34be"/>
    </style:style>
    <style:style style:name="P46" style:family="paragraph" style:parent-style-name="Table_20_Contents">
      <style:text-properties officeooo:rsid="004af871" officeooo:paragraph-rsid="004af871"/>
    </style:style>
    <style:style style:name="P47" style:family="paragraph" style:parent-style-name="Table_20_Contents">
      <style:text-properties officeooo:rsid="004c04a2" officeooo:paragraph-rsid="004c04a2"/>
    </style:style>
    <style:style style:name="P48" style:family="paragraph" style:parent-style-name="Table_20_Contents">
      <style:text-properties officeooo:rsid="004c04a2" officeooo:paragraph-rsid="008cfdea"/>
    </style:style>
    <style:style style:name="P49" style:family="paragraph" style:parent-style-name="Table_20_Contents">
      <style:text-properties officeooo:rsid="004d4b54" officeooo:paragraph-rsid="004d4b54"/>
    </style:style>
    <style:style style:name="P50" style:family="paragraph" style:parent-style-name="Table_20_Contents">
      <style:text-properties officeooo:rsid="004f2400" officeooo:paragraph-rsid="004f2400"/>
    </style:style>
    <style:style style:name="P51" style:family="paragraph" style:parent-style-name="Table_20_Contents">
      <style:text-properties officeooo:rsid="00503d87" officeooo:paragraph-rsid="00503d87"/>
    </style:style>
    <style:style style:name="P52" style:family="paragraph" style:parent-style-name="Table_20_Contents">
      <style:text-properties officeooo:rsid="00520936" officeooo:paragraph-rsid="00520936"/>
    </style:style>
    <style:style style:name="P53" style:family="paragraph" style:parent-style-name="Table_20_Contents">
      <style:text-properties officeooo:rsid="00520a00" officeooo:paragraph-rsid="00520a00"/>
    </style:style>
    <style:style style:name="P54" style:family="paragraph" style:parent-style-name="Table_20_Contents">
      <style:text-properties officeooo:rsid="0053922d" officeooo:paragraph-rsid="0053922d"/>
    </style:style>
    <style:style style:name="P55" style:family="paragraph" style:parent-style-name="Table_20_Contents">
      <style:text-properties officeooo:rsid="0053cc26" officeooo:paragraph-rsid="0053cc26"/>
    </style:style>
    <style:style style:name="P56" style:family="paragraph" style:parent-style-name="Table_20_Contents">
      <style:text-properties officeooo:paragraph-rsid="0053cc26"/>
    </style:style>
    <style:style style:name="P57" style:family="paragraph" style:parent-style-name="Table_20_Contents">
      <style:text-properties officeooo:rsid="0054fcd7" officeooo:paragraph-rsid="0054fcd7"/>
    </style:style>
    <style:style style:name="P58" style:family="paragraph" style:parent-style-name="Table_20_Contents">
      <style:text-properties officeooo:rsid="0054fcd7" officeooo:paragraph-rsid="00560c54"/>
    </style:style>
    <style:style style:name="P59" style:family="paragraph" style:parent-style-name="Table_20_Contents">
      <style:text-properties officeooo:rsid="005734e4" officeooo:paragraph-rsid="005734e4"/>
    </style:style>
    <style:style style:name="P60" style:family="paragraph" style:parent-style-name="Table_20_Contents">
      <style:text-properties officeooo:paragraph-rsid="00573284"/>
    </style:style>
    <style:style style:name="P61" style:family="paragraph" style:parent-style-name="Table_20_Contents">
      <style:text-properties officeooo:rsid="0058d289" officeooo:paragraph-rsid="0058d289"/>
    </style:style>
    <style:style style:name="P62" style:family="paragraph" style:parent-style-name="Table_20_Contents">
      <style:text-properties officeooo:rsid="00595a9c" officeooo:paragraph-rsid="00595a9c"/>
    </style:style>
    <style:style style:name="P63" style:family="paragraph" style:parent-style-name="Table_20_Contents">
      <style:text-properties officeooo:rsid="005b17dc" officeooo:paragraph-rsid="005b17dc"/>
    </style:style>
    <style:style style:name="P64" style:family="paragraph" style:parent-style-name="Table_20_Contents">
      <style:text-properties officeooo:paragraph-rsid="00595a9c"/>
    </style:style>
    <style:style style:name="P65" style:family="paragraph" style:parent-style-name="Table_20_Contents">
      <style:text-properties officeooo:rsid="005ceeac" officeooo:paragraph-rsid="005ceeac"/>
    </style:style>
    <style:style style:name="P66" style:family="paragraph" style:parent-style-name="Table_20_Contents">
      <style:text-properties officeooo:rsid="005dd374" officeooo:paragraph-rsid="005dd374"/>
    </style:style>
    <style:style style:name="P67" style:family="paragraph" style:parent-style-name="Table_20_Contents">
      <style:text-properties officeooo:rsid="00606816" officeooo:paragraph-rsid="00606816"/>
    </style:style>
    <style:style style:name="P68" style:family="paragraph" style:parent-style-name="Table_20_Contents">
      <style:text-properties officeooo:rsid="00606816" officeooo:paragraph-rsid="0065c9c3"/>
    </style:style>
    <style:style style:name="P69" style:family="paragraph" style:parent-style-name="Table_20_Contents">
      <style:text-properties officeooo:rsid="0060a0e8" officeooo:paragraph-rsid="0060a0e8"/>
    </style:style>
    <style:style style:name="P70" style:family="paragraph" style:parent-style-name="Table_20_Contents">
      <style:text-properties officeooo:paragraph-rsid="00622bb6"/>
    </style:style>
    <style:style style:name="P71" style:family="paragraph" style:parent-style-name="Table_20_Contents">
      <style:text-properties officeooo:rsid="006368ad" officeooo:paragraph-rsid="006368ad"/>
    </style:style>
    <style:style style:name="P72" style:family="paragraph" style:parent-style-name="Table_20_Contents">
      <style:text-properties officeooo:rsid="0063fab4" officeooo:paragraph-rsid="0063fab4"/>
    </style:style>
    <style:style style:name="P73" style:family="paragraph" style:parent-style-name="Table_20_Contents">
      <style:text-properties officeooo:rsid="00644ce1" officeooo:paragraph-rsid="00644ce1"/>
    </style:style>
    <style:style style:name="P74" style:family="paragraph" style:parent-style-name="Table_20_Contents">
      <style:text-properties officeooo:paragraph-rsid="00606816"/>
    </style:style>
    <style:style style:name="P75" style:family="paragraph" style:parent-style-name="Table_20_Contents">
      <style:text-properties officeooo:rsid="0066a6f7" officeooo:paragraph-rsid="0066a6f7"/>
    </style:style>
    <style:style style:name="P76" style:family="paragraph" style:parent-style-name="Table_20_Contents">
      <style:text-properties officeooo:rsid="00679877" officeooo:paragraph-rsid="00679877"/>
    </style:style>
    <style:style style:name="P77" style:family="paragraph" style:parent-style-name="Table_20_Contents">
      <style:text-properties officeooo:rsid="00679877" officeooo:paragraph-rsid="006ab4e2"/>
    </style:style>
    <style:style style:name="P78" style:family="paragraph" style:parent-style-name="Table_20_Contents">
      <style:text-properties officeooo:paragraph-rsid="00695fab"/>
    </style:style>
    <style:style style:name="P79" style:family="paragraph" style:parent-style-name="Table_20_Contents">
      <style:text-properties officeooo:rsid="00695fab" officeooo:paragraph-rsid="00695fab"/>
    </style:style>
    <style:style style:name="P80" style:family="paragraph" style:parent-style-name="Table_20_Contents">
      <style:text-properties officeooo:rsid="006ab4e2" officeooo:paragraph-rsid="006ab4e2"/>
    </style:style>
    <style:style style:name="P81" style:family="paragraph" style:parent-style-name="Table_20_Contents">
      <style:text-properties officeooo:rsid="006ab4e2" officeooo:paragraph-rsid="00ce50a0"/>
    </style:style>
    <style:style style:name="P82" style:family="paragraph" style:parent-style-name="Table_20_Contents">
      <style:text-properties officeooo:rsid="006ab4e2" officeooo:paragraph-rsid="01540f9c"/>
    </style:style>
    <style:style style:name="P83" style:family="paragraph" style:parent-style-name="Table_20_Contents">
      <style:text-properties officeooo:rsid="00560c54" officeooo:paragraph-rsid="00560c54"/>
    </style:style>
    <style:style style:name="P84" style:family="paragraph" style:parent-style-name="Table_20_Contents">
      <style:text-properties officeooo:paragraph-rsid="002a9fcc"/>
    </style:style>
    <style:style style:name="P85" style:family="paragraph" style:parent-style-name="Table_20_Contents">
      <style:text-properties officeooo:paragraph-rsid="00644ce1"/>
    </style:style>
    <style:style style:name="P86" style:family="paragraph" style:parent-style-name="Table_20_Contents">
      <style:text-properties officeooo:rsid="00ae0a14" officeooo:paragraph-rsid="00ae0a14"/>
    </style:style>
    <style:style style:name="P87" style:family="paragraph" style:parent-style-name="Table_20_Contents">
      <style:text-properties officeooo:rsid="00bee11f" officeooo:paragraph-rsid="00bee11f"/>
    </style:style>
    <style:style style:name="P88" style:family="paragraph" style:parent-style-name="Table_20_Contents">
      <style:text-properties officeooo:rsid="00ce50a0" officeooo:paragraph-rsid="00ce50a0"/>
    </style:style>
    <style:style style:name="P89" style:family="paragraph" style:parent-style-name="Table_20_Contents">
      <style:text-properties officeooo:rsid="00cededa" officeooo:paragraph-rsid="00cededa"/>
    </style:style>
    <style:style style:name="P90" style:family="paragraph" style:parent-style-name="Table_20_Contents">
      <style:text-properties officeooo:rsid="00d4c0f7" officeooo:paragraph-rsid="00d4c0f7"/>
    </style:style>
    <style:style style:name="P91" style:family="paragraph" style:parent-style-name="Table_20_Contents">
      <style:text-properties officeooo:rsid="00d866d8" officeooo:paragraph-rsid="00d866d8"/>
    </style:style>
    <style:style style:name="P92" style:family="paragraph" style:parent-style-name="Table_20_Contents">
      <style:text-properties officeooo:rsid="00ecb621" officeooo:paragraph-rsid="00ecb621"/>
    </style:style>
    <style:style style:name="P93" style:family="paragraph" style:parent-style-name="Table_20_Contents">
      <style:text-properties officeooo:rsid="00eea3a7" officeooo:paragraph-rsid="00eea3a7"/>
    </style:style>
    <style:style style:name="P94" style:family="paragraph" style:parent-style-name="Table_20_Contents">
      <style:text-properties officeooo:rsid="00efe48c" officeooo:paragraph-rsid="00efe48c"/>
    </style:style>
    <style:style style:name="P95" style:family="paragraph" style:parent-style-name="Table_20_Contents">
      <style:text-properties officeooo:rsid="0123dd77" officeooo:paragraph-rsid="0123dd77"/>
    </style:style>
    <style:style style:name="P96" style:family="paragraph" style:parent-style-name="Table_20_Contents">
      <style:text-properties officeooo:rsid="0129f56a" officeooo:paragraph-rsid="0129f56a"/>
    </style:style>
    <style:style style:name="P97" style:family="paragraph" style:parent-style-name="Table_20_Contents">
      <style:text-properties officeooo:rsid="012a8eda" officeooo:paragraph-rsid="012a8eda"/>
    </style:style>
    <style:style style:name="P98" style:family="paragraph" style:parent-style-name="Table_20_Contents">
      <style:text-properties officeooo:rsid="01324297" officeooo:paragraph-rsid="01324297"/>
    </style:style>
    <style:style style:name="P99" style:family="paragraph" style:parent-style-name="Table_20_Contents">
      <style:text-properties officeooo:rsid="01336c88" officeooo:paragraph-rsid="01336c88"/>
    </style:style>
    <style:style style:name="P100" style:family="paragraph" style:parent-style-name="Table_20_Contents">
      <style:text-properties officeooo:rsid="01355a75" officeooo:paragraph-rsid="01355a75"/>
    </style:style>
    <style:style style:name="P101" style:family="paragraph" style:parent-style-name="Table_20_Contents">
      <style:text-properties officeooo:rsid="01355a75" officeooo:paragraph-rsid="01359e1d"/>
    </style:style>
    <style:style style:name="P102" style:family="paragraph" style:parent-style-name="Table_20_Contents">
      <style:text-properties officeooo:rsid="01355a75" officeooo:paragraph-rsid="01367a7c"/>
    </style:style>
    <style:style style:name="P103" style:family="paragraph" style:parent-style-name="Table_20_Contents">
      <style:text-properties officeooo:rsid="01359e1d" officeooo:paragraph-rsid="01359e1d"/>
    </style:style>
    <style:style style:name="P104" style:family="paragraph" style:parent-style-name="Table_20_Contents">
      <style:text-properties officeooo:rsid="01367a7c" officeooo:paragraph-rsid="01367a7c"/>
    </style:style>
    <style:style style:name="P105" style:family="paragraph" style:parent-style-name="Table_20_Contents">
      <style:text-properties officeooo:rsid="013a2d96" officeooo:paragraph-rsid="013a2d96"/>
    </style:style>
    <style:style style:name="P106" style:family="paragraph" style:parent-style-name="Table_20_Contents">
      <style:text-properties officeooo:rsid="013bb315" officeooo:paragraph-rsid="013bb315"/>
    </style:style>
    <style:style style:name="P107" style:family="paragraph" style:parent-style-name="Table_20_Contents">
      <style:text-properties officeooo:rsid="013c4dfb" officeooo:paragraph-rsid="01401c1d"/>
    </style:style>
    <style:style style:name="P108" style:family="paragraph" style:parent-style-name="Table_20_Contents">
      <style:text-properties officeooo:rsid="013d2e1e" officeooo:paragraph-rsid="013d2e1e"/>
    </style:style>
    <style:style style:name="P109" style:family="paragraph" style:parent-style-name="Table_20_Contents">
      <style:text-properties officeooo:rsid="013dfade" officeooo:paragraph-rsid="013dfade"/>
    </style:style>
    <style:style style:name="P110" style:family="paragraph" style:parent-style-name="Table_20_Contents">
      <style:text-properties officeooo:rsid="01401c1d" officeooo:paragraph-rsid="01401c1d"/>
    </style:style>
    <style:style style:name="P111" style:family="paragraph" style:parent-style-name="Table_20_Contents">
      <style:text-properties officeooo:rsid="01449924" officeooo:paragraph-rsid="01449924"/>
    </style:style>
    <style:style style:name="P112" style:family="paragraph" style:parent-style-name="Table_20_Contents">
      <style:text-properties officeooo:rsid="0155b494" officeooo:paragraph-rsid="0155b494"/>
    </style:style>
    <style:style style:name="P113" style:family="paragraph" style:parent-style-name="Table_20_Contents">
      <style:text-properties officeooo:rsid="01593163" officeooo:paragraph-rsid="01593163"/>
    </style:style>
    <style:style style:name="P114" style:family="paragraph" style:parent-style-name="Table_20_Contents">
      <style:text-properties officeooo:rsid="015aea30" officeooo:paragraph-rsid="015aea30"/>
    </style:style>
    <style:style style:name="P115" style:family="paragraph" style:parent-style-name="Table_20_Contents">
      <style:text-properties officeooo:rsid="015d098f" officeooo:paragraph-rsid="015d098f"/>
    </style:style>
    <style:style style:name="P116" style:family="paragraph" style:parent-style-name="Table_20_Contents">
      <style:text-properties officeooo:rsid="0160dcd1" officeooo:paragraph-rsid="0160dcd1"/>
    </style:style>
    <style:style style:name="P117" style:family="paragraph" style:parent-style-name="Table_20_Contents">
      <style:text-properties officeooo:rsid="0161c4ad" officeooo:paragraph-rsid="0161c4ad"/>
    </style:style>
    <style:style style:name="P118" style:family="paragraph" style:parent-style-name="Table_20_Contents">
      <style:text-properties officeooo:rsid="016cd89d" officeooo:paragraph-rsid="016cd89d"/>
    </style:style>
    <style:style style:name="P119" style:family="paragraph" style:parent-style-name="Table_20_Contents">
      <style:text-properties officeooo:rsid="016e058d" officeooo:paragraph-rsid="016e058d"/>
    </style:style>
    <style:style style:name="P120" style:family="paragraph" style:parent-style-name="Table_20_Contents">
      <style:text-properties officeooo:rsid="017fc3e8" officeooo:paragraph-rsid="017fc3e8"/>
    </style:style>
    <style:style style:name="P121" style:family="paragraph" style:parent-style-name="Standard">
      <style:text-properties officeooo:rsid="00ce50a0" officeooo:paragraph-rsid="00ce50a0"/>
    </style:style>
    <style:style style:name="P122" style:family="paragraph" style:parent-style-name="Standard">
      <style:text-properties officeooo:rsid="00ce50a0" officeooo:paragraph-rsid="01486624"/>
    </style:style>
    <style:style style:name="P123" style:family="paragraph" style:parent-style-name="Standard">
      <style:text-properties officeooo:rsid="00d91794" officeooo:paragraph-rsid="00d91794"/>
    </style:style>
    <style:style style:name="P124" style:family="paragraph" style:parent-style-name="Standard">
      <style:text-properties officeooo:rsid="012b06a1" officeooo:paragraph-rsid="012b06a1"/>
    </style:style>
    <style:style style:name="P125" style:family="paragraph" style:parent-style-name="Standard">
      <style:text-properties officeooo:rsid="012d1c60" officeooo:paragraph-rsid="012d1c60"/>
    </style:style>
    <style:style style:name="P126" style:family="paragraph" style:parent-style-name="Standard">
      <style:text-properties officeooo:rsid="012ea9b8" officeooo:paragraph-rsid="012ea9b8"/>
    </style:style>
    <style:style style:name="P127" style:family="paragraph" style:parent-style-name="Standard">
      <style:text-properties officeooo:rsid="012ffdc5" officeooo:paragraph-rsid="012ffdc5"/>
    </style:style>
    <style:style style:name="P128" style:family="paragraph" style:parent-style-name="Standard">
      <style:text-properties officeooo:rsid="0140b343" officeooo:paragraph-rsid="0140b343"/>
    </style:style>
    <style:style style:name="P129" style:family="paragraph" style:parent-style-name="Standard">
      <style:text-properties officeooo:rsid="01468f87" officeooo:paragraph-rsid="01468f87"/>
    </style:style>
    <style:style style:name="P130" style:family="paragraph" style:parent-style-name="Standard">
      <style:text-properties officeooo:rsid="0146abb2" officeooo:paragraph-rsid="0146abb2"/>
    </style:style>
    <style:style style:name="P131" style:family="paragraph" style:parent-style-name="Standard">
      <style:text-properties officeooo:rsid="0146abb2" officeooo:paragraph-rsid="01486624"/>
    </style:style>
    <style:style style:name="P132" style:family="paragraph" style:parent-style-name="Standard">
      <style:text-properties officeooo:rsid="0147f28b" officeooo:paragraph-rsid="0147f28b"/>
    </style:style>
    <style:style style:name="P133" style:family="paragraph" style:parent-style-name="Standard">
      <style:text-properties officeooo:rsid="0147f28b" officeooo:paragraph-rsid="01486624"/>
    </style:style>
    <style:style style:name="P134" style:family="paragraph" style:parent-style-name="Standard">
      <style:text-properties officeooo:rsid="014957f4" officeooo:paragraph-rsid="014957f4"/>
    </style:style>
    <style:style style:name="P135" style:family="paragraph" style:parent-style-name="Standard">
      <style:text-properties officeooo:rsid="0149c7b6" officeooo:paragraph-rsid="0149c7b6"/>
    </style:style>
    <style:style style:name="P136" style:family="paragraph" style:parent-style-name="Standard">
      <style:text-properties officeooo:rsid="014e9929" officeooo:paragraph-rsid="014e9929"/>
    </style:style>
    <style:style style:name="P137" style:family="paragraph" style:parent-style-name="Standard">
      <style:text-properties officeooo:rsid="0155b494" officeooo:paragraph-rsid="0155b494"/>
    </style:style>
    <style:style style:name="P138" style:family="paragraph" style:parent-style-name="Standard">
      <style:text-properties officeooo:rsid="01593163" officeooo:paragraph-rsid="01593163"/>
    </style:style>
    <style:style style:name="P139" style:family="paragraph" style:parent-style-name="Standard">
      <style:text-properties officeooo:rsid="015aea30" officeooo:paragraph-rsid="015aea30"/>
    </style:style>
    <style:style style:name="P140" style:family="paragraph" style:parent-style-name="Standard">
      <style:text-properties officeooo:rsid="015aea30" officeooo:paragraph-rsid="015ef17e"/>
    </style:style>
    <style:style style:name="P141" style:family="paragraph" style:parent-style-name="Standard">
      <style:text-properties officeooo:rsid="0160b298" officeooo:paragraph-rsid="0160b298"/>
    </style:style>
    <style:style style:name="P142" style:family="paragraph" style:parent-style-name="Standard">
      <style:text-properties officeooo:rsid="0160dcd1" officeooo:paragraph-rsid="0160dcd1"/>
    </style:style>
    <style:style style:name="P143" style:family="paragraph" style:parent-style-name="Standard">
      <style:text-properties officeooo:rsid="0160dcd1" officeooo:paragraph-rsid="01643cee"/>
    </style:style>
    <style:style style:name="P144" style:family="paragraph" style:parent-style-name="Standard">
      <style:text-properties officeooo:rsid="0160dcd1" officeooo:paragraph-rsid="016cd89d"/>
    </style:style>
    <style:style style:name="P145" style:family="paragraph" style:parent-style-name="Standard">
      <style:text-properties officeooo:rsid="0160dcd1" officeooo:paragraph-rsid="016e058d"/>
    </style:style>
    <style:style style:name="P146" style:family="paragraph" style:parent-style-name="Standard">
      <style:text-properties officeooo:rsid="01643cee" officeooo:paragraph-rsid="01643cee"/>
    </style:style>
    <style:style style:name="P147" style:family="paragraph" style:parent-style-name="Standard">
      <style:text-properties officeooo:rsid="01643cee" officeooo:paragraph-rsid="016cd89d"/>
    </style:style>
    <style:style style:name="P148" style:family="paragraph" style:parent-style-name="Standard">
      <style:text-properties officeooo:rsid="01643cee" officeooo:paragraph-rsid="016e058d"/>
    </style:style>
    <style:style style:name="P149" style:family="paragraph" style:parent-style-name="Standard">
      <style:text-properties officeooo:rsid="0166bf23" officeooo:paragraph-rsid="0166bf23"/>
    </style:style>
    <style:style style:name="P150" style:family="paragraph" style:parent-style-name="Standard">
      <style:text-properties officeooo:rsid="016cd89d" officeooo:paragraph-rsid="016cd89d"/>
    </style:style>
    <style:style style:name="P151" style:family="paragraph" style:parent-style-name="Standard">
      <style:text-properties officeooo:rsid="016f8639" officeooo:paragraph-rsid="016f8639"/>
    </style:style>
    <style:style style:name="P152" style:family="paragraph" style:parent-style-name="Standard">
      <style:text-properties officeooo:rsid="017fc3e8" officeooo:paragraph-rsid="017fc3e8"/>
    </style:style>
    <style:style style:name="P153" style:family="paragraph" style:parent-style-name="Standard">
      <style:text-properties officeooo:rsid="017fc3e8" officeooo:paragraph-rsid="0185c019"/>
    </style:style>
    <style:style style:name="P154" style:family="paragraph" style:parent-style-name="Table_20_Contents">
      <style:text-properties officeooo:rsid="0189a69f" officeooo:paragraph-rsid="0189a69f"/>
    </style:style>
    <style:style style:name="P155" style:family="paragraph" style:parent-style-name="Table_20_Contents">
      <style:text-properties officeooo:rsid="018aee30" officeooo:paragraph-rsid="018aee30"/>
    </style:style>
    <style:style style:name="P156" style:family="paragraph" style:parent-style-name="Table_20_Contents">
      <style:text-properties officeooo:rsid="018cd672" officeooo:paragraph-rsid="018cd672"/>
    </style:style>
    <style:style style:name="P157" style:family="paragraph" style:parent-style-name="Table_20_Contents">
      <style:text-properties officeooo:rsid="018e94a0" officeooo:paragraph-rsid="018e94a0"/>
    </style:style>
    <style:style style:name="P158" style:family="paragraph" style:parent-style-name="Table_20_Contents">
      <style:text-properties officeooo:rsid="018f02c8" officeooo:paragraph-rsid="018f02c8"/>
    </style:style>
    <style:style style:name="P159" style:family="paragraph" style:parent-style-name="Table_20_Contents">
      <style:text-properties officeooo:rsid="018f9865" officeooo:paragraph-rsid="018f9865"/>
    </style:style>
    <style:style style:name="P160" style:family="paragraph" style:parent-style-name="Table_20_Contents">
      <style:text-properties officeooo:rsid="018fc0f3" officeooo:paragraph-rsid="018fc0f3"/>
    </style:style>
    <style:style style:name="P161" style:family="paragraph" style:parent-style-name="Table_20_Contents">
      <style:text-properties officeooo:rsid="01923741" officeooo:paragraph-rsid="01923741"/>
    </style:style>
    <style:style style:name="P162" style:family="paragraph" style:parent-style-name="Table_20_Contents">
      <style:text-properties officeooo:rsid="01926b2e" officeooo:paragraph-rsid="01926b2e"/>
    </style:style>
    <style:style style:name="P163" style:family="paragraph" style:parent-style-name="Table_20_Contents">
      <style:text-properties officeooo:rsid="0193a659" officeooo:paragraph-rsid="0193a659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fc5e1"/>
    </style:style>
    <style:style style:name="T11" style:family="text">
      <style:text-properties officeooo:rsid="00202e07"/>
    </style:style>
    <style:style style:name="T12" style:family="text">
      <style:text-properties officeooo:rsid="002198fc"/>
    </style:style>
    <style:style style:name="T13" style:family="text">
      <style:text-properties officeooo:rsid="0021d58a"/>
    </style:style>
    <style:style style:name="T14" style:family="text">
      <style:text-properties officeooo:rsid="0023ba5a"/>
    </style:style>
    <style:style style:name="T15" style:family="text">
      <style:text-properties officeooo:rsid="0025b56e"/>
    </style:style>
    <style:style style:name="T16" style:family="text">
      <style:text-properties officeooo:rsid="0025eacc"/>
    </style:style>
    <style:style style:name="T17" style:family="text">
      <style:text-properties officeooo:rsid="002a9fcc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a9fcc"/>
    </style:style>
    <style:style style:name="T20" style:family="text">
      <style:text-properties officeooo:rsid="002bc495"/>
    </style:style>
    <style:style style:name="T21" style:family="text">
      <style:text-properties officeooo:rsid="002dbe64"/>
    </style:style>
    <style:style style:name="T22" style:family="text">
      <style:text-properties officeooo:rsid="0030c7a2"/>
    </style:style>
    <style:style style:name="T23" style:family="text">
      <style:text-properties officeooo:rsid="00323257"/>
    </style:style>
    <style:style style:name="T24" style:family="text">
      <style:text-properties fo:font-style="italic" officeooo:rsid="00323257" style:font-style-asian="italic" style:font-style-complex="italic"/>
    </style:style>
    <style:style style:name="T25" style:family="text">
      <style:text-properties fo:font-style="italic" officeooo:rsid="0040760d" style:font-style-asian="italic" style:font-style-complex="italic"/>
    </style:style>
    <style:style style:name="T26" style:family="text">
      <style:text-properties fo:font-style="italic" officeooo:rsid="004a34be" style:font-style-asian="italic" style:font-style-complex="italic"/>
    </style:style>
    <style:style style:name="T27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154fecb" style:font-style-asian="italic" style:font-weight-asian="normal" style:font-style-complex="italic" style:font-weight-complex="normal"/>
    </style:style>
    <style:style style:name="T30" style:family="text">
      <style:text-properties officeooo:rsid="00342c15"/>
    </style:style>
    <style:style style:name="T31" style:family="text">
      <style:text-properties officeooo:rsid="00351adf"/>
    </style:style>
    <style:style style:name="T32" style:family="text">
      <style:text-properties officeooo:rsid="003628bc"/>
    </style:style>
    <style:style style:name="T33" style:family="text">
      <style:text-properties officeooo:rsid="0037013a"/>
    </style:style>
    <style:style style:name="T34" style:family="text">
      <style:text-properties officeooo:rsid="0038dda8"/>
    </style:style>
    <style:style style:name="T35" style:family="text">
      <style:text-properties officeooo:rsid="00393d2e"/>
    </style:style>
    <style:style style:name="T36" style:family="text">
      <style:text-properties officeooo:rsid="003cc6f9"/>
    </style:style>
    <style:style style:name="T37" style:family="text">
      <style:text-properties officeooo:rsid="0041d731"/>
    </style:style>
    <style:style style:name="T38" style:family="text">
      <style:text-properties officeooo:rsid="00448e3d"/>
    </style:style>
    <style:style style:name="T39" style:family="text">
      <style:text-properties officeooo:rsid="00449bee"/>
    </style:style>
    <style:style style:name="T40" style:family="text">
      <style:text-properties officeooo:rsid="0045922e"/>
    </style:style>
    <style:style style:name="T41" style:family="text">
      <style:text-properties officeooo:rsid="00477a62"/>
    </style:style>
    <style:style style:name="T42" style:family="text">
      <style:text-properties fo:font-weight="bold" officeooo:rsid="000e7b79" style:font-weight-asian="bold" style:font-weight-complex="bold"/>
    </style:style>
    <style:style style:name="T43" style:family="text">
      <style:text-properties fo:font-weight="bold" officeooo:rsid="004a34be" style:font-weight-asian="bold" style:font-weight-complex="bold"/>
    </style:style>
    <style:style style:name="T44" style:family="text">
      <style:text-properties fo:font-weight="bold" officeooo:rsid="001df1b0" style:font-weight-asian="bold" style:font-weight-complex="bold"/>
    </style:style>
    <style:style style:name="T45" style:family="text">
      <style:text-properties fo:font-weight="bold" officeooo:rsid="00323257" style:font-weight-asian="bold" style:font-weight-complex="bold"/>
    </style:style>
    <style:style style:name="T46" style:family="text">
      <style:text-properties fo:font-weight="bold" officeooo:rsid="0007656a" style:font-weight-asian="bold" style:font-weight-complex="bold"/>
    </style:style>
    <style:style style:name="T47" style:family="text">
      <style:text-properties fo:font-weight="bold" officeooo:rsid="00695fab" style:font-weight-asian="bold" style:font-weight-complex="bold"/>
    </style:style>
    <style:style style:name="T48" style:family="text">
      <style:text-properties fo:font-weight="bold" officeooo:rsid="006ab4e2" style:font-weight-asian="bold" style:font-weight-complex="bold"/>
    </style:style>
    <style:style style:name="T49" style:family="text">
      <style:text-properties fo:font-weight="bold" officeooo:rsid="0099e231" style:font-weight-asian="bold" style:font-weight-complex="bold"/>
    </style:style>
    <style:style style:name="T50" style:family="text">
      <style:text-properties fo:font-weight="bold" officeooo:rsid="00cc5934" style:font-weight-asian="bold" style:font-weight-complex="bold"/>
    </style:style>
    <style:style style:name="T51" style:family="text">
      <style:text-properties fo:font-weight="bold" officeooo:rsid="00d703c4" style:font-weight-asian="bold" style:font-weight-complex="bold"/>
    </style:style>
    <style:style style:name="T52" style:family="text">
      <style:text-properties fo:font-weight="bold" officeooo:rsid="01449924" style:font-weight-asian="bold" style:font-weight-complex="bold"/>
    </style:style>
    <style:style style:name="T53" style:family="text">
      <style:text-properties fo:font-weight="bold" officeooo:rsid="01540f9c" style:font-weight-asian="bold" style:font-weight-complex="bold"/>
    </style:style>
    <style:style style:name="T54" style:family="text">
      <style:text-properties fo:font-weight="bold" officeooo:rsid="01548ce8" style:font-weight-asian="bold" style:font-weight-complex="bold"/>
    </style:style>
    <style:style style:name="T55" style:family="text">
      <style:text-properties officeooo:rsid="004d42e5"/>
    </style:style>
    <style:style style:name="T56" style:family="text">
      <style:text-properties officeooo:rsid="00503d87"/>
    </style:style>
    <style:style style:name="T57" style:family="text">
      <style:text-properties officeooo:rsid="0053cc26"/>
    </style:style>
    <style:style style:name="T58" style:family="text">
      <style:text-properties officeooo:rsid="0054fcd7"/>
    </style:style>
    <style:style style:name="T59" style:family="text">
      <style:text-properties officeooo:rsid="00560c54"/>
    </style:style>
    <style:style style:name="T60" style:family="text">
      <style:text-properties officeooo:rsid="00573284"/>
    </style:style>
    <style:style style:name="T61" style:family="text">
      <style:text-properties officeooo:rsid="005734e4"/>
    </style:style>
    <style:style style:name="T62" style:family="text">
      <style:text-properties officeooo:rsid="00595a9c"/>
    </style:style>
    <style:style style:name="T63" style:family="text">
      <style:text-properties officeooo:rsid="005b17dc"/>
    </style:style>
    <style:style style:name="T64" style:family="text">
      <style:text-properties officeooo:rsid="005ceeac"/>
    </style:style>
    <style:style style:name="T65" style:family="text">
      <style:text-properties officeooo:rsid="00606816"/>
    </style:style>
    <style:style style:name="T66" style:family="text">
      <style:text-properties officeooo:rsid="0060a0e8"/>
    </style:style>
    <style:style style:name="T67" style:family="text">
      <style:text-properties officeooo:rsid="00622bb6"/>
    </style:style>
    <style:style style:name="T68" style:family="text">
      <style:text-properties officeooo:rsid="006368ad"/>
    </style:style>
    <style:style style:name="T69" style:family="text">
      <style:text-properties officeooo:rsid="0063fab4"/>
    </style:style>
    <style:style style:name="T70" style:family="text">
      <style:text-properties officeooo:rsid="00658f59"/>
    </style:style>
    <style:style style:name="T71" style:family="text">
      <style:text-properties officeooo:rsid="0065c9c3"/>
    </style:style>
    <style:style style:name="T72" style:family="text">
      <style:text-properties officeooo:rsid="0066a6f7"/>
    </style:style>
    <style:style style:name="T73" style:family="text">
      <style:text-properties officeooo:rsid="00679877"/>
    </style:style>
    <style:style style:name="T74" style:family="text">
      <style:text-properties officeooo:rsid="00783136"/>
    </style:style>
    <style:style style:name="T75" style:family="text">
      <style:text-properties officeooo:rsid="007a1484"/>
    </style:style>
    <style:style style:name="T76" style:family="text">
      <style:text-properties officeooo:rsid="008155e3"/>
    </style:style>
    <style:style style:name="T77" style:family="text">
      <style:text-properties officeooo:rsid="0084ad68"/>
    </style:style>
    <style:style style:name="T78" style:family="text">
      <style:text-properties officeooo:rsid="004af871"/>
    </style:style>
    <style:style style:name="T79" style:family="text">
      <style:text-properties officeooo:rsid="008cfdea"/>
    </style:style>
    <style:style style:name="T80" style:family="text">
      <style:text-properties officeooo:rsid="00926408"/>
    </style:style>
    <style:style style:name="T81" style:family="text">
      <style:text-properties officeooo:rsid="0096a731"/>
    </style:style>
    <style:style style:name="T82" style:family="text">
      <style:text-properties officeooo:rsid="00b86522"/>
    </style:style>
    <style:style style:name="T83" style:family="text">
      <style:text-properties officeooo:rsid="00bb43cb"/>
    </style:style>
    <style:style style:name="T84" style:family="text">
      <style:text-properties officeooo:rsid="00bf4e8c"/>
    </style:style>
    <style:style style:name="T85" style:family="text">
      <style:text-properties officeooo:rsid="00c0f725"/>
    </style:style>
    <style:style style:name="T86" style:family="text">
      <style:text-properties officeooo:rsid="00c167c0"/>
    </style:style>
    <style:style style:name="T87" style:family="text">
      <style:text-properties officeooo:rsid="00c21229"/>
    </style:style>
    <style:style style:name="T88" style:family="text">
      <style:text-properties officeooo:rsid="00c3e0e0"/>
    </style:style>
    <style:style style:name="T89" style:family="text">
      <style:text-properties officeooo:rsid="00c53df6"/>
    </style:style>
    <style:style style:name="T90" style:family="text">
      <style:text-properties officeooo:rsid="00c5a3b6"/>
    </style:style>
    <style:style style:name="T91" style:family="text">
      <style:text-properties officeooo:rsid="00c706e4"/>
    </style:style>
    <style:style style:name="T92" style:family="text">
      <style:text-properties officeooo:rsid="00c843a5"/>
    </style:style>
    <style:style style:name="T93" style:family="text">
      <style:text-properties officeooo:rsid="00c8682f"/>
    </style:style>
    <style:style style:name="T94" style:family="text">
      <style:text-properties officeooo:rsid="00c9c302"/>
    </style:style>
    <style:style style:name="T95" style:family="text">
      <style:text-properties officeooo:rsid="00d095a6"/>
    </style:style>
    <style:style style:name="T96" style:family="text">
      <style:text-properties officeooo:rsid="00d50f9c"/>
    </style:style>
    <style:style style:name="T97" style:family="text">
      <style:text-properties officeooo:rsid="00dc3f97"/>
    </style:style>
    <style:style style:name="T98" style:family="text">
      <style:text-properties officeooo:rsid="00e7a9f7"/>
    </style:style>
    <style:style style:name="T99" style:family="text">
      <style:text-properties officeooo:rsid="00ecb621"/>
    </style:style>
    <style:style style:name="T100" style:family="text">
      <style:text-properties officeooo:rsid="00eea3a7"/>
    </style:style>
    <style:style style:name="T101" style:family="text">
      <style:text-properties officeooo:rsid="00f38f52"/>
    </style:style>
    <style:style style:name="T102" style:family="text">
      <style:text-properties officeooo:rsid="00fec8ac"/>
    </style:style>
    <style:style style:name="T103" style:family="text">
      <style:text-properties officeooo:rsid="010c6a56"/>
    </style:style>
    <style:style style:name="T104" style:family="text">
      <style:text-properties officeooo:rsid="010ee8b4"/>
    </style:style>
    <style:style style:name="T105" style:family="text">
      <style:text-properties officeooo:rsid="0117151c"/>
    </style:style>
    <style:style style:name="T106" style:family="text">
      <style:text-properties officeooo:rsid="0117cbc6"/>
    </style:style>
    <style:style style:name="T107" style:family="text">
      <style:text-properties officeooo:rsid="0122136a"/>
    </style:style>
    <style:style style:name="T108" style:family="text">
      <style:text-properties officeooo:rsid="01221d44"/>
    </style:style>
    <style:style style:name="T109" style:family="text">
      <style:text-properties officeooo:rsid="01359e1d"/>
    </style:style>
    <style:style style:name="T110" style:family="text">
      <style:text-properties officeooo:rsid="01367a7c"/>
    </style:style>
    <style:style style:name="T111" style:family="text">
      <style:text-properties officeooo:rsid="0137c093"/>
    </style:style>
    <style:style style:name="T112" style:family="text">
      <style:text-properties officeooo:rsid="013a2d96"/>
    </style:style>
    <style:style style:name="T113" style:family="text">
      <style:text-properties officeooo:rsid="013bb315"/>
    </style:style>
    <style:style style:name="T114" style:family="text">
      <style:text-properties officeooo:rsid="013d2e1e"/>
    </style:style>
    <style:style style:name="T115" style:family="text">
      <style:text-properties officeooo:rsid="013f5751"/>
    </style:style>
    <style:style style:name="T116" style:family="text">
      <style:text-properties officeooo:rsid="01401c1d"/>
    </style:style>
    <style:style style:name="T117" style:family="text">
      <style:text-properties officeooo:rsid="0141ed72"/>
    </style:style>
    <style:style style:name="T118" style:family="text">
      <style:text-properties officeooo:rsid="0142d625"/>
    </style:style>
    <style:style style:name="T119" style:family="text">
      <style:text-properties officeooo:rsid="01449924"/>
    </style:style>
    <style:style style:name="T120" style:family="text">
      <style:text-properties officeooo:rsid="0146abb2"/>
    </style:style>
    <style:style style:name="T121" style:family="text">
      <style:text-properties officeooo:rsid="0147f28b"/>
    </style:style>
    <style:style style:name="T122" style:family="text">
      <style:text-properties officeooo:rsid="01486624"/>
    </style:style>
    <style:style style:name="T123" style:family="text">
      <style:text-properties officeooo:rsid="01498300"/>
    </style:style>
    <style:style style:name="T124" style:family="text">
      <style:text-properties officeooo:rsid="0149c7b6"/>
    </style:style>
    <style:style style:name="T125" style:family="text">
      <style:text-properties officeooo:rsid="014a4871"/>
    </style:style>
    <style:style style:name="T126" style:family="text">
      <style:text-properties officeooo:rsid="014b11f8"/>
    </style:style>
    <style:style style:name="T127" style:family="text">
      <style:text-properties officeooo:rsid="014cd3a0"/>
    </style:style>
    <style:style style:name="T128" style:family="text">
      <style:text-properties officeooo:rsid="0150578d"/>
    </style:style>
    <style:style style:name="T129" style:family="text">
      <style:text-properties officeooo:rsid="015779be"/>
    </style:style>
    <style:style style:name="T130" style:family="text">
      <style:text-properties officeooo:rsid="015ef17e"/>
    </style:style>
    <style:style style:name="T131" style:family="text">
      <style:text-properties officeooo:rsid="015ef762"/>
    </style:style>
    <style:style style:name="T132" style:family="text">
      <style:text-properties officeooo:rsid="01624a25"/>
    </style:style>
    <style:style style:name="T133" style:family="text">
      <style:text-properties officeooo:rsid="01643cee"/>
    </style:style>
    <style:style style:name="T134" style:family="text">
      <style:text-properties officeooo:rsid="01666a95"/>
    </style:style>
    <style:style style:name="T135" style:family="text">
      <style:text-properties officeooo:rsid="0166bf23"/>
    </style:style>
    <style:style style:name="T136" style:family="text">
      <style:text-properties officeooo:rsid="0168402a"/>
    </style:style>
    <style:style style:name="T137" style:family="text">
      <style:text-properties officeooo:rsid="01691996"/>
    </style:style>
    <style:style style:name="T138" style:family="text">
      <style:text-properties officeooo:rsid="016af158"/>
    </style:style>
    <style:style style:name="T139" style:family="text">
      <style:text-properties officeooo:rsid="016cd89d"/>
    </style:style>
    <style:style style:name="T140" style:family="text">
      <style:text-properties officeooo:rsid="016e058d"/>
    </style:style>
    <style:style style:name="T141" style:family="text">
      <style:text-properties officeooo:rsid="016f8639"/>
    </style:style>
    <style:style style:name="T142" style:family="text">
      <style:text-properties officeooo:rsid="01716306"/>
    </style:style>
    <style:style style:name="T143" style:family="text">
      <style:text-properties officeooo:rsid="0172a59c"/>
    </style:style>
    <style:style style:name="T144" style:family="text">
      <style:text-properties officeooo:rsid="017450d8"/>
    </style:style>
    <style:style style:name="T145" style:family="text">
      <style:text-properties officeooo:rsid="0174fd88"/>
    </style:style>
    <style:style style:name="T146" style:family="text">
      <style:text-properties officeooo:rsid="0175eb8d"/>
    </style:style>
    <style:style style:name="T147" style:family="text">
      <style:text-properties officeooo:rsid="01776e6a"/>
    </style:style>
    <style:style style:name="T148" style:family="text">
      <style:text-properties officeooo:rsid="01781a5c"/>
    </style:style>
    <style:style style:name="T149" style:family="text">
      <style:text-properties officeooo:rsid="017a07b4"/>
    </style:style>
    <style:style style:name="T150" style:family="text">
      <style:text-properties officeooo:rsid="017beb28"/>
    </style:style>
    <style:style style:name="T151" style:family="text">
      <style:text-properties officeooo:rsid="017d002d"/>
    </style:style>
    <style:style style:name="T152" style:family="text">
      <style:text-properties officeooo:rsid="017ef027"/>
    </style:style>
    <style:style style:name="T153" style:family="text">
      <style:text-properties officeooo:rsid="0181983d"/>
    </style:style>
    <style:style style:name="T154" style:family="text">
      <style:text-properties officeooo:rsid="0182df15"/>
    </style:style>
    <style:style style:name="T155" style:family="text">
      <style:text-properties officeooo:rsid="01844b01"/>
    </style:style>
    <style:style style:name="T156" style:family="text">
      <style:text-properties officeooo:rsid="0185c019"/>
    </style:style>
    <style:style style:name="T157" style:family="text">
      <style:text-properties officeooo:rsid="0187967b"/>
    </style:style>
    <style:style style:name="T158" style:family="text">
      <style:text-properties officeooo:rsid="0190d4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94546952651392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546954792912">
          <table:table-cell table:style-name="Tabelle1.A1" table:number-columns-spanned="4" office:value-type="string">
            <text:p text:style-name="Table_20_Contents"><text:line-break/><text:span text:style-name="T46">V</text:span><text:span text:style-name="T45">1</text:span><text:span text:style-name="T46"> – General</text:span></text:p>
          </table:table-cell>
          <table:covered-table-cell/>
          <table:covered-table-cell/>
          <table:covered-table-cell/>
        </table:table-row>
        <table:table-row table:style-name="TableLine94546954788784">
          <table:table-cell table:style-name="Tabelle1.A1" office:value-type="string">
            <text:p text:style-name="P3"><text:span text:style-name="T23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77536">
          <table:table-cell table:style-name="Tabelle1.A1" office:value-type="string">
            <text:p text:style-name="P5"><text:span text:style-name="T23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78512">
          <table:table-cell table:style-name="Tabelle1.A1" office:value-type="string">
            <text:p text:style-name="P5"><text:span text:style-name="T23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79712">
          <table:table-cell table:style-name="Tabelle1.A1" office:value-type="string">
            <text:p text:style-name="P6"><text:span text:style-name="T23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0592">
          <table:table-cell table:style-name="Tabelle1.A1" office:value-type="string">
            <text:p text:style-name="P6"><text:span text:style-name="T23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1520">
          <table:table-cell table:style-name="Tabelle1.A1" office:value-type="string">
            <text:p text:style-name="P7"><text:span text:style-name="T23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2448">
          <table:table-cell table:style-name="Tabelle1.A1" office:value-type="string">
            <text:p text:style-name="P8"><text:span text:style-name="T23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79392">
          <table:table-cell table:style-name="Tabelle1.A1" table:number-columns-spanned="4" office:value-type="string">
            <text:p text:style-name="Table_20_Contents"><text:span text:style-name="T4"><text:line-break/></text:span><text:span text:style-name="T42">V</text:span><text:span text:style-name="T45">2</text:span><text:span text:style-name="T42"> – C</text:span><text:span text:style-name="T44">ombat </text:span><text:span text:style-name="T42">creation</text:span><text:span text:style-name="T4"><text:line-break/></text:span><text:span text:style-name="T24">NOTE: Before all steps, the program has to be started and a new combat has to be creat</text:span><text:span text:style-name="T25">ed.</text:span></text:p>
          </table:table-cell>
          <table:covered-table-cell/>
          <table:covered-table-cell/>
          <table:covered-table-cell/>
        </table:table-row>
        <table:table-row table:style-name="TableLine94546953184000">
          <table:table-cell table:style-name="Tabelle1.A1" office:value-type="string">
            <text:p text:style-name="P9"><text:span text:style-name="T23">2</text:span>.<text:span text:style-name="T97">1</text:span><text:span text:style-name="T84">.</text:span><text:span text:style-name="T7">1</text:span></text:p>
          </table:table-cell>
          <table:table-cell table:style-name="Tabelle1.A1" office:value-type="string">
            <text:p text:style-name="P20"><text:span text:style-name="T23">2</text:span><text:span text:style-name="T4">. </text:span><text:span text:style-name="T5">Type in information for all fields<text:line-break/></text:span><text:span text:style-name="T23">2</text:span><text:span text:style-name="T10">. Click “Save and create new character”</text:span><text:span text:style-name="T5"><text:line-break/></text:span><text:span text:style-name="T23">3</text:span><text:span text:style-name="T5">. Repeat </text:span><text:span text:style-name="T11">once</text:span><text:span text:style-name="T5"><text:line-break/></text:span><text:span text:style-name="T23">4</text:span><text:span text:style-name="T5">. Click on “Save and finish” </text:span><text:span text:style-name="T34">and confirm</text:span></text:p>
          </table:table-cell>
          <table:table-cell table:style-name="Tabelle1.A1" office:value-type="string">
            <text:p text:style-name="P10"><text:span text:style-name="T35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4976">
          <table:table-cell table:style-name="Tabelle1.A1" office:value-type="string">
            <text:p text:style-name="P11"><text:span text:style-name="T23">2</text:span>.<text:span text:style-name="T97">1</text:span>.2</text:p>
          </table:table-cell>
          <table:table-cell table:style-name="Tabelle1.A1" office:value-type="string">
            <text:p text:style-name="P15"><text:span text:style-name="T23">1</text:span><text:span text:style-name="T4">. </text:span><text:span text:style-name="T5">Type in information for all fields<text:line-break/></text:span><text:span text:style-name="T23">2</text:span><text:span text:style-name="T12">. Click “Save and create new character”</text:span><text:span text:style-name="T5"><text:line-break/></text:span><text:span text:style-name="T23">3</text:span><text:span text:style-name="T12">. Repeat ONLY information entering<text:line-break/></text:span><text:span text:style-name="T23">4</text:span><text:span text:style-name="T12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6064">
          <table:table-cell table:style-name="Tabelle1.A1" office:value-type="string">
            <text:p text:style-name="P19"><text:span text:style-name="T23">2</text:span>.<text:span text:style-name="T97">1</text:span>.3</text:p>
          </table:table-cell>
          <table:table-cell table:style-name="Tabelle1.A1" office:value-type="string">
            <text:p text:style-name="P21"><text:span text:style-name="T23">1</text:span><text:span text:style-name="T4">. </text:span><text:span text:style-name="T5">Type in information </text:span><text:span text:style-name="T10">only for the name</text:span><text:span text:style-name="T5"><text:line-break/></text:span><text:span text:style-name="T23">2</text:span><text:span text:style-name="T5">. </text:span><text:span text:style-name="T12">Click “Save and create new character”</text:span><text:span text:style-name="T5"><text:line-break/></text:span><text:span text:style-name="T23">3</text:span><text:span text:style-name="T5">. </text:span><text:span text:style-name="T13">Repeat once<text:line-break/></text:span><text:span text:style-name="T23">4</text:span><text:span text:style-name="T5">. Click on “Save and finish”</text:span></text:p>
          </table:table-cell>
          <table:table-cell table:style-name="Tabelle1.A1" office:value-type="string">
            <text:p text:style-name="P84"><text:span text:style-name="T14">Table with names opens, “ </text:span><text:span text:style-name="T17">” for “Is NPC”, 0 for </text:span><text:span text:style-name="T74">HP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7152">
          <table:table-cell table:style-name="Tabelle1.A1" office:value-type="string">
            <text:p text:style-name="P16"><text:span text:style-name="T23">2</text:span>.<text:span text:style-name="T97">1</text:span><text:span text:style-name="T84">.</text:span><text:span text:style-name="T98">4</text:span></text:p>
          </table:table-cell>
          <table:table-cell table:style-name="Tabelle1.A1" office:value-type="string">
            <text:p text:style-name="P17"><text:span text:style-name="T30">1</text:span><text:span text:style-name="T4">. </text:span><text:span text:style-name="T5">Type in information for all fields </text:span><text:span text:style-name="T15">or just the name</text:span><text:span text:style-name="T5"><text:line-break/></text:span><text:span text:style-name="T30">2</text:span><text:span text:style-name="T5">. Click on “Save and finish”</text:span></text:p>
          </table:table-cell>
          <table:table-cell table:style-name="Tabelle1.A1" office:value-type="string">
            <text:p text:style-name="P18">Error message appears, telling that at least two characters have to be stor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8240">
          <table:table-cell table:style-name="Tabelle1.A1" office:value-type="string">
            <text:p text:style-name="P22"><text:span text:style-name="T23">2</text:span>.<text:span text:style-name="T97">1</text:span>.<text:span text:style-name="T98">5</text:span></text:p>
          </table:table-cell>
          <table:table-cell table:style-name="Tabelle1.A1" office:value-type="string">
            <text:p text:style-name="P24"><text:span text:style-name="T30">1</text:span><text:span text:style-name="T17">. Store 6 characters. 5 </text:span><text:soft-page-break/><text:span text:style-name="T17">of these characters should have the same initiative. Out of these 5 characters, two characters should have a lower INI-modifier. The other three should have an equal initiative AND modifier. The 6</text:span><text:span text:style-name="T19">th</text:span><text:span text:style-name="T17"> player has a lower initiatve then the other 5. <text:line-break/>For example:<text:line-break/>P1: INI 6<text:line-break/>P2: </text:span><text:span text:style-name="T20">INI 15, Mod 3<text:line-break/>P3: INI 15, Mod 3<text:line-break/>P4: INI 15, Mod </text:span><text:span text:style-name="T75">3</text:span><text:span text:style-name="T20"><text:line-break/>P5: INI 15, Mod </text:span><text:span text:style-name="T75">1</text:span><text:span text:style-name="T20"><text:line-break/>P6: INI 15, Mod 0</text:span><text:line-break/></text:p>
          </table:table-cell>
          <table:table-cell table:style-name="Tabelle1.A1" office:value-type="string">
            <text:p text:style-name="P25">The 3 players with equal <text:soft-page-break/>INI and mod are the first three entries, their order is random.<text:line-break/>The players with equal intiative, but different modifiers are the 4<text:span text:style-name="T18">th</text:span> and 5<text:span text:style-name="T18">th</text:span> player in sorted order. Player with lower initiative is <text:span text:style-name="T21">the </text:span>last one.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89328">
          <table:table-cell table:style-name="Tabelle1.A1" office:value-type="string">
            <text:p text:style-name="P26"><text:span text:style-name="T23">2</text:span>.<text:span text:style-name="T97">1</text:span>.<text:span text:style-name="T98">6</text:span></text:p>
          </table:table-cell>
          <table:table-cell table:style-name="Tabelle1.A1" office:value-type="string">
            <text:p text:style-name="P22"><text:span text:style-name="T31">1</text:span>. Store 2 characters</text:p>
            <text:p text:style-name="P22"><text:span text:style-name="T31">2</text:span>. Click on “Save and finish”</text:p>
            <text:p text:style-name="P22"><text:span text:style-name="T31">3</text:span>. Decline</text:p>
          </table:table-cell>
          <table:table-cell table:style-name="Tabelle1.A1" office:value-type="string">
            <text:p text:style-name="P23">Char creation layout remai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0416">
          <table:table-cell table:style-name="Tabelle1.A1" office:value-type="string">
            <text:p text:style-name="P12"><text:span text:style-name="T23">2</text:span>.<text:span text:style-name="T97">2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5">Type in information for all fields<text:line-break/></text:span><text:span text:style-name="T31">2</text:span><text:span text:style-name="T5">. Click on “</text:span><text:span text:style-name="T8">Reset”<text:line-break/></text:span><text:span text:style-name="T31">3</text:span><text:span text:style-name="T16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6">error message appears telling that at least a name is needed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1776">
          <table:table-cell table:style-name="Tabelle1.A1" office:value-type="string">
            <text:p text:style-name="P14"><text:span text:style-name="T23">2</text:span>.<text:span text:style-name="T97">3</text:span>.<text:span text:style-name="T22">1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9">Click on “Cancel” </text:span><text:span text:style-name="T99">if no character is stored yet</text:span></text:p>
          </table:table-cell>
          <table:table-cell table:style-name="Tabelle1.A1" office:value-type="string">
            <text:p text:style-name="P92">Program cancel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2864">
          <table:table-cell table:style-name="Tabelle1.A1" office:value-type="string">
            <text:p text:style-name="P93">2.3.2</text:p>
          </table:table-cell>
          <table:table-cell table:style-name="Tabelle1.A1" office:value-type="string">
            <text:p text:style-name="P93">1. <text:span text:style-name="T9">Click on “Cancel” </text:span><text:span text:style-name="T99">if </text:span>at least one character is stored</text:p>
          </table:table-cell>
          <table:table-cell table:style-name="Tabelle1.A1" office:value-type="string">
            <text:p text:style-name="P94">Messagebox asking if the user is sure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3952">
          <table:table-cell table:style-name="Tabelle1.A1" office:value-type="string">
            <text:p text:style-name="P27"><text:span text:style-name="T23">2</text:span>.<text:span text:style-name="T97">3</text:span>.<text:span text:style-name="T100">3</text:span></text:p>
          </table:table-cell>
          <table:table-cell table:style-name="Tabelle1.A1" office:value-type="string">
            <text:p text:style-name="P28"><text:span text:style-name="T31">1</text:span><text:span text:style-name="T4">. </text:span><text:span text:style-name="T9">Click on “Cancel” </text:span><text:span text:style-name="T101">if at least one character is stored</text:span><text:span text:style-name="T9"> </text:span><text:span text:style-name="T33">and confirm</text:span></text:p>
          </table:table-cell>
          <table:table-cell table:style-name="Tabelle1.A1" office:value-type="string">
            <text:p text:style-name="P32">Start screen display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5040">
          <table:table-cell table:style-name="Tabelle1.A1" office:value-type="string">
            <text:p text:style-name="P32">2.<text:span text:style-name="T97">3</text:span>.<text:span text:style-name="T100">4</text:span></text:p>
          </table:table-cell>
          <table:table-cell table:style-name="Tabelle1.A1" office:value-type="string">
            <text:p text:style-name="P33">1. Click on “Cancel” <text:span text:style-name="T101">if at least one character is stored</text:span>, but decline</text:p>
          </table:table-cell>
          <table:table-cell table:style-name="Tabelle1.A1" office:value-type="string">
            <text:p text:style-name="P32">Char creation layout remai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6128">
          <table:table-cell table:style-name="Tabelle1.A1" office:value-type="string">
            <text:p text:style-name="P29">2.<text:span text:style-name="T97">4</text:span>.<text:span text:style-name="T32">1</text:span></text:p>
          </table:table-cell>
          <table:table-cell table:style-name="Tabelle1.A1" office:value-type="string">
            <text:p text:style-name="P30"><text:span text:style-name="T23">1. Start </text:span><text:span text:style-name="T32">a new combat</text:span></text:p>
          </table:table-cell>
          <table:table-cell table:style-name="Tabelle1.A1" office:value-type="string">
            <text:p text:style-name="P31">Warning message appear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7216">
          <table:table-cell table:style-name="Tabelle1.A1" office:value-type="string">
            <text:p text:style-name="P34">2.<text:span text:style-name="T97">4</text:span>.2</text:p>
          </table:table-cell>
          <table:table-cell table:style-name="Tabelle1.A1" office:value-type="string">
            <text:p text:style-name="P34"><text:span text:style-name="T76">1. Enter some values<text:line-break/>2</text:span>. Start a new combat and confirm</text:p>
          </table:table-cell>
          <table:table-cell table:style-name="Tabelle1.A1" office:value-type="string">
            <text:p text:style-name="P34">All fields deleted <text:span text:style-name="T36">when starting new combat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8304">
          <table:table-cell table:style-name="Tabelle1.A1" office:value-type="string">
            <text:p text:style-name="P35">2.<text:span text:style-name="T97">4</text:span>.3</text:p>
          </table:table-cell>
          <table:table-cell table:style-name="Tabelle1.A1" office:value-type="string">
            <text:p text:style-name="P35"><text:span text:style-name="T77">1. Store 1 or more characters</text:span><text:line-break/><text:span text:style-name="T77">2</text:span>. Start a new combat, confirm<text:line-break/><text:span text:style-name="T77">3</text:span>. Store 2 characters<text:line-break/><text:span text:style-name="T77">4</text:span>. Click “Save and finish”</text:p>
          </table:table-cell>
          <table:table-cell table:style-name="Tabelle1.A1" office:value-type="string">
            <text:p text:style-name="P35">New chars displayed in table, old ones remov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9392">
          <table:table-cell table:style-name="Tabelle1.A1" office:value-type="string">
            <text:p text:style-name="P36">2.<text:span text:style-name="T97">4</text:span>.4</text:p>
          </table:table-cell>
          <table:table-cell table:style-name="Tabelle1.A1" office:value-type="string">
            <text:p text:style-name="P36">1. Start a new combat, <text:soft-page-break/>but decline</text:p>
          </table:table-cell>
          <table:table-cell table:style-name="Tabelle1.A1" office:value-type="string">
            <text:p text:style-name="P36">Char creation layout <text:soft-page-break/>remains, <text:span text:style-name="T102">old chars still existing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0480">
          <table:table-cell table:style-name="Tabelle1.A1" office:value-type="string">
            <text:p text:style-name="P37">2.<text:span text:style-name="T97">5</text:span>.1</text:p>
          </table:table-cell>
          <table:table-cell table:style-name="Tabelle1.A1" office:value-type="string">
            <text:p text:style-name="P37">1. Open an existing table</text:p>
          </table:table-cell>
          <table:table-cell table:style-name="Tabelle1.A1" office:value-type="string">
            <text:p text:style-name="P37">Warning window opens, <text:span text:style-name="T38">asking if user should continue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1568">
          <table:table-cell table:style-name="Tabelle1.A1" office:value-type="string">
            <text:p text:style-name="P37">2.<text:span text:style-name="T97">5</text:span>.2</text:p>
          </table:table-cell>
          <table:table-cell table:style-name="Tabelle1.A1" office:value-type="string">
            <text:p text:style-name="P37">1. Open an existing table and click “Yes”</text:p>
          </table:table-cell>
          <table:table-cell table:style-name="Tabelle1.A1" office:value-type="string">
            <text:p text:style-name="P39">Table with stored data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2656">
          <table:table-cell table:style-name="Tabelle1.A1" office:value-type="string">
            <text:p text:style-name="P37">2.<text:span text:style-name="T97">5</text:span>.3</text:p>
          </table:table-cell>
          <table:table-cell table:style-name="Tabelle1.A1" office:value-type="string">
            <text:p text:style-name="P38">1. Open an existing table and click “<text:span text:style-name="T37">No”</text:span>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3744">
          <table:table-cell table:style-name="Tabelle1.A1" office:value-type="string">
            <text:p text:style-name="P40">2.<text:span text:style-name="T97">6</text:span>.1</text:p>
          </table:table-cell>
          <table:table-cell table:style-name="Tabelle1.A1" office:value-type="string">
            <text:p text:style-name="P40">1. Click on exit button on upper right</text:p>
          </table:table-cell>
          <table:table-cell table:style-name="Tabelle1.A1" office:value-type="string">
            <text:p text:style-name="P40">Warning window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4832">
          <table:table-cell table:style-name="Tabelle1.A1" office:value-type="string">
            <text:p text:style-name="P42">2.<text:span text:style-name="T97">6</text:span>.2</text:p>
          </table:table-cell>
          <table:table-cell table:style-name="Tabelle1.A1" office:value-type="string">
            <text:p text:style-name="P41">1. Click on exit button on upper right <text:span text:style-name="T39">and click “Yes”</text:span></text:p>
          </table:table-cell>
          <table:table-cell table:style-name="Tabelle1.A1" office:value-type="string">
            <text:p text:style-name="P42">Program <text:span text:style-name="T40">terminates</text:span>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5920">
          <table:table-cell table:style-name="Tabelle1.A1" office:value-type="string">
            <text:p text:style-name="P42">2.<text:span text:style-name="T97">6</text:span>.3</text:p>
          </table:table-cell>
          <table:table-cell table:style-name="Tabelle1.A1" office:value-type="string">
            <text:p text:style-name="P41">1. Click on exit button on upper right <text:span text:style-name="T39">and click “</text:span><text:span text:style-name="T41">No</text:span><text:span text:style-name="T39">”</text:span></text:p>
          </table:table-cell>
          <table:table-cell table:style-name="Tabelle1.A1" office:value-type="string">
            <text:p text:style-name="P44">Char creation layout remai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7008">
          <table:table-cell table:style-name="Tabelle1.A1" office:value-type="string">
            <text:p text:style-name="P98">2.7.1</text:p>
          </table:table-cell>
          <table:table-cell table:style-name="Tabelle1.A1" office:value-type="string">
            <text:p text:style-name="P98">1. Hit “Enter” with an added name</text:p>
          </table:table-cell>
          <table:table-cell table:style-name="Tabelle1.A1" office:value-type="string">
            <text:p text:style-name="P98">Characters is sav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208096">
          <table:table-cell table:style-name="Tabelle1.A1" office:value-type="string">
            <text:p text:style-name="P99">2.7.2</text:p>
          </table:table-cell>
          <table:table-cell table:style-name="Tabelle1.A1" office:value-type="string">
            <text:p text:style-name="P99">1. Hit “Enter” with an emoty name label</text:p>
          </table:table-cell>
          <table:table-cell table:style-name="Tabelle1.A1" office:value-type="string">
            <text:p text:style-name="P99">Error message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191424">
          <table:table-cell table:style-name="Tabelle1.A1" office:value-type="string">
            <text:p text:style-name="P100">2.8.1</text:p>
          </table:table-cell>
          <table:table-cell table:style-name="Tabelle1.A1" office:value-type="string">
            <text:p text:style-name="P100">1. Hit Ctrl + Enter if less than two Characters stored</text:p>
          </table:table-cell>
          <table:table-cell table:style-name="Tabelle1.A1" office:value-type="string">
            <text:p text:style-name="P100">Error message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058016">
          <table:table-cell table:style-name="Tabelle1.A1" office:value-type="string">
            <text:p text:style-name="P103">2.8.2</text:p>
          </table:table-cell>
          <table:table-cell table:style-name="Tabelle1.A1" office:value-type="string">
            <text:p text:style-name="P101">1. Hit Ctrl + Enter <text:span text:style-name="T109">with 2 Characters stored</text:span></text:p>
          </table:table-cell>
          <table:table-cell table:style-name="Tabelle1.A1" office:value-type="string">
            <text:p text:style-name="P103">Table with stored data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3097520">
          <table:table-cell table:style-name="Tabelle1.A1" office:value-type="string">
            <text:p text:style-name="P104">2.8.3</text:p>
          </table:table-cell>
          <table:table-cell table:style-name="Tabelle1.A1" office:value-type="string">
            <text:p text:style-name="P102">1. Hit Ctrl + Enter <text:span text:style-name="T109">with </text:span><text:span text:style-name="T110">1 Character stored and </text:span><text:span text:style-name="T111">a not empty name label</text:span></text:p>
          </table:table-cell>
          <table:table-cell table:style-name="Tabelle1.A1" office:value-type="string">
            <text:p text:style-name="P103">Table with stored data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546954806048">
          <table:table-cell table:style-name="Tabelle1.A1" table:number-columns-spanned="4" office:value-type="string">
            <text:p text:style-name="P43"><text:span text:style-name="T4"><text:line-break/></text:span><text:span text:style-name="T42">V</text:span><text:span text:style-name="T43">3</text:span><text:span text:style-name="T42"> – </text:span><text:span text:style-name="T51">Table</text:span><text:span text:style-name="T4"><text:line-break/></text:span><text:span text:style-name="T24">NOTE: Before all steps, the program has to be started, </text:span><text:span text:style-name="T26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546954806912">
          <table:table-cell table:style-name="Tabelle1.A1" office:value-type="string">
            <text:p text:style-name="P49">3.1</text:p>
          </table:table-cell>
          <table:table-cell table:style-name="Tabelle1.A1" office:value-type="string">
            <text:p text:style-name="P49">Initial</text:p>
          </table:table-cell>
          <table:table-cell table:style-name="Tabelle1.A1" office:value-type="string">
            <text:p text:style-name="P49">Table shown, first row highlighted, first player shown as current, round counter is at 1, <text:span text:style-name="T95">all values “in the right place”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07888">
          <table:table-cell table:style-name="Tabelle1.A1" office:value-type="string">
            <text:p text:style-name="P45">3.<text:span text:style-name="T55">2</text:span>.1</text:p>
          </table:table-cell>
          <table:table-cell table:style-name="Tabelle1.A1" office:value-type="string">
            <text:p text:style-name="P46">1. Hit Enter on a row that is NOT the last row</text:p>
          </table:table-cell>
          <table:table-cell table:style-name="Tabelle1.A1" office:value-type="string">
            <text:p text:style-name="P46">Next row highlighted, <text:span text:style-name="T85">including bold text,</text:span> currentHighlightedLabel shows next player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08976">
          <table:table-cell table:style-name="Tabelle1.A1" office:value-type="string">
            <text:p text:style-name="P46">3.<text:span text:style-name="T55">2</text:span>.2</text:p>
          </table:table-cell>
          <table:table-cell table:style-name="Tabelle1.A1" office:value-type="string">
            <text:p text:style-name="P47">1. Hit Enter and last row is selected</text:p>
          </table:table-cell>
          <table:table-cell table:style-name="Tabelle1.A1" office:value-type="string">
            <text:p text:style-name="P48">First row is selected <text:span text:style-name="T86">with bold text</text:span>,<text:line-break/><text:span text:style-name="T78">currentHighlightedLabel </text:span><text:span text:style-name="T79">shows first player,</text:span> round counter is incremented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0064">
          <table:table-cell table:style-name="Tabelle1.A1" office:value-type="string">
            <text:p text:style-name="P50">3.<text:span text:style-name="T56">2.3</text:span></text:p>
          </table:table-cell>
          <table:table-cell table:style-name="Tabelle1.A1" office:value-type="string">
            <text:p text:style-name="P50">1. Click on an abitrarly row</text:p>
          </table:table-cell>
          <table:table-cell table:style-name="Tabelle1.A1" office:value-type="string">
            <text:p text:style-name="P50">This row is highlighted, <text:span text:style-name="T56">current row remains at old value </text:span><text:span text:style-name="T87">and remains in bold text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1152">
          <table:table-cell table:style-name="Tabelle1.A1" office:value-type="string">
            <text:p text:style-name="P51">3.3.1</text:p>
          </table:table-cell>
          <table:table-cell table:style-name="Tabelle1.A1" office:value-type="string">
            <text:p text:style-name="P51">1. Double click at <text:soft-page-break/>arbitrarily first and last column<text:line-break/>2. Type in a string<text:line-break/>3. Hit Enter</text:p>
          </table:table-cell>
          <table:table-cell table:style-name="Tabelle1.A1" office:value-type="string">
            <text:p text:style-name="P51">Value stored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2240">
          <table:table-cell table:style-name="Tabelle1.A1" office:value-type="string">
            <text:p text:style-name="P52">3.3.2.1</text:p>
          </table:table-cell>
          <table:table-cell table:style-name="Tabelle1.A1" office:value-type="string">
            <text:p text:style-name="P52">1. Double click at arbitraily <text:span text:style-name="T103">fourth </text:span>entry<text:line-break/>2. Type in a number<text:line-break/>3. Hit Enter</text:p>
          </table:table-cell>
          <table:table-cell table:style-name="Tabelle1.A1" office:value-type="string">
            <text:p text:style-name="P52">Number is stored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3328">
          <table:table-cell table:style-name="Tabelle1.A1" office:value-type="string">
            <text:p text:style-name="P53">3.3.2.<text:span text:style-name="T80">2</text:span></text:p>
          </table:table-cell>
          <table:table-cell table:style-name="Tabelle1.A1" office:value-type="string">
            <text:p text:style-name="P53">1. Double click at <text:span text:style-name="T88">INI, Mod or NPC column</text:span></text:p>
          </table:table-cell>
          <table:table-cell table:style-name="Tabelle1.A1" office:value-type="string">
            <text:p text:style-name="P53">Not possible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4416">
          <table:table-cell table:style-name="Tabelle1.A1" office:value-type="string">
            <text:p text:style-name="P54">3.4.<text:span text:style-name="T57">1</text:span></text:p>
          </table:table-cell>
          <table:table-cell table:style-name="Tabelle1.A1" office:value-type="string">
            <text:p text:style-name="P55">1. Drag a row to a different row before highlighted row</text:p>
          </table:table-cell>
          <table:table-cell table:style-name="Tabelle1.A1" office:value-type="string">
            <text:p text:style-name="P55">Row is dragged to mouse defined position <text:span text:style-name="T81">after other rows</text:span>, <text:span text:style-name="T81">other rows remain in order, </text:span><text:span text:style-name="T89">old row remains in bold text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5504">
          <table:table-cell table:style-name="Tabelle1.A1" office:value-type="string">
            <text:p text:style-name="P55">3.4.2</text:p>
          </table:table-cell>
          <table:table-cell table:style-name="Tabelle1.A1" office:value-type="string">
            <text:p text:style-name="P55">1. Drag a row to a different row after highlighted row</text:p>
          </table:table-cell>
          <table:table-cell table:style-name="Tabelle1.A1" office:value-type="string">
            <text:p text:style-name="P55">Row <text:span text:style-name="T90">(including bold text) </text:span>is dragged to mouse defined position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6592">
          <table:table-cell table:style-name="Tabelle1.A1" office:value-type="string">
            <text:p text:style-name="P57">3.4.3</text:p>
          </table:table-cell>
          <table:table-cell table:style-name="Tabelle1.A1" office:value-type="string">
            <text:p text:style-name="P56"><text:span text:style-name="T57">1. Drag a row to a different row </text:span><text:span text:style-name="T58">over the highlighted row<text:line-break/></text:span><text:span text:style-name="T59">2. Hit Enter</text:span></text:p>
          </table:table-cell>
          <table:table-cell table:style-name="Tabelle1.A1" office:value-type="string">
            <text:p text:style-name="P58">Row is dragged correctly,</text:p>
            <text:p text:style-name="P83">character after the one on the move is highlighted <text:span text:style-name="T91">(including bold text)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7680">
          <table:table-cell table:style-name="Tabelle1.A1" office:value-type="string">
            <text:p text:style-name="P59">3.5.2</text:p>
          </table:table-cell>
          <table:table-cell table:style-name="Tabelle1.A1" office:value-type="string">
            <text:p text:style-name="P60"><text:span text:style-name="T60">1. </text:span><text:span text:style-name="T61">Hit Delete </text:span><text:span text:style-name="T63">key</text:span><text:span text:style-name="T60"> on a </text:span><text:span text:style-name="T61">mouse clicked</text:span><text:span text:style-name="T60"> highlighted row </text:span><text:span text:style-name="T61">different from Entered row</text:span></text:p>
          </table:table-cell>
          <table:table-cell table:style-name="Tabelle1.A1" office:value-type="string">
            <text:p text:style-name="P61">Row is removed, Char on the move remains highlighted correctly <text:span text:style-name="T92">(bold text)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8768">
          <table:table-cell table:style-name="Tabelle1.A1" office:value-type="string">
            <text:p text:style-name="P61">3.5.3</text:p>
          </table:table-cell>
          <table:table-cell table:style-name="Tabelle1.A1" office:value-type="string">
            <text:p text:style-name="P64"><text:span text:style-name="T62">1. Hit Delete </text:span><text:span text:style-name="T63">key</text:span><text:span text:style-name="T62"> or click “Remove character” button without selecting a char with the mouse</text:span></text:p>
          </table:table-cell>
          <table:table-cell table:style-name="Tabelle1.A1" office:value-type="string">
            <text:p text:style-name="P62">Error message appear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19856">
          <table:table-cell table:style-name="Tabelle1.A1" office:value-type="string">
            <text:p text:style-name="P63">3.5.4</text:p>
          </table:table-cell>
          <table:table-cell table:style-name="Tabelle1.A1" office:value-type="string">
            <text:p text:style-name="P63">1. Delete a mouse clicked char<text:line-break/>2. Hit Delete key or click “Remove character” <text:span text:style-name="T64">again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0944">
          <table:table-cell table:style-name="Tabelle1.A1" office:value-type="string">
            <text:p text:style-name="P66">3.5.5</text:p>
          </table:table-cell>
          <table:table-cell table:style-name="Tabelle1.A1" office:value-type="string">
            <text:p text:style-name="P66">1. Click on the char on the move<text:line-break/>2. Remove the char</text:p>
          </table:table-cell>
          <table:table-cell table:style-name="Tabelle1.A1" office:value-type="string">
            <text:p text:style-name="P66">Row removed, char after the removed one is highlighted <text:span text:style-name="T93">(bold text)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2032">
          <table:table-cell table:style-name="Tabelle1.A1" office:value-type="string">
            <text:p text:style-name="P73">3.6.1</text:p>
          </table:table-cell>
          <table:table-cell table:style-name="Tabelle1.A1" office:value-type="string">
            <text:p text:style-name="P73">1. Click “<text:span text:style-name="T105">Return to Main Window</text:span>” button</text:p>
          </table:table-cell>
          <table:table-cell table:style-name="Tabelle1.A1" office:value-type="string">
            <text:p text:style-name="P73">Question box open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3120">
          <table:table-cell table:style-name="Tabelle1.A1" office:value-type="string">
            <text:p text:style-name="P73">3.6.2</text:p>
          </table:table-cell>
          <table:table-cell table:style-name="Tabelle1.A1" office:value-type="string">
            <text:p text:style-name="P85">1. Click “<text:span text:style-name="T105">Return to Main Window</text:span>” button<text:line-break/>2. Decline</text:p>
          </table:table-cell>
          <table:table-cell table:style-name="Tabelle1.A1" office:value-type="string">
            <text:p text:style-name="P73">T<text:span text:style-name="T94">a</text:span>ble layout remain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4208">
          <table:table-cell table:style-name="Tabelle1.A1" office:value-type="string">
            <text:p text:style-name="P73">3.6.3</text:p>
          </table:table-cell>
          <table:table-cell table:style-name="Tabelle1.A1" office:value-type="string">
            <text:p text:style-name="P73">1. Click “<text:span text:style-name="T106">Return to Main Window</text:span>” button<text:line-break/>2. Accept</text:p>
          </table:table-cell>
          <table:table-cell table:style-name="Tabelle1.A1" office:value-type="string">
            <text:p text:style-name="P73">Welcoming widget displayed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5296">
          <table:table-cell table:style-name="Tabelle1.A1" office:value-type="string">
            <text:p text:style-name="P67">3.<text:span text:style-name="T70">7</text:span>.1</text:p>
          </table:table-cell>
          <table:table-cell table:style-name="Tabelle1.A1" office:value-type="string">
            <text:p text:style-name="P74"><text:span text:style-name="T65">1. </text:span><text:span text:style-name="T71">Open new combat vis Ctrl + N or “File” → “New combat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6384">
          <table:table-cell table:style-name="Tabelle1.A1" office:value-type="string">
            <text:p text:style-name="P69">3.<text:span text:style-name="T70">7</text:span>.2</text:p>
          </table:table-cell>
          <table:table-cell table:style-name="Tabelle1.A1" office:value-type="string">
            <text:p text:style-name="P68">1. <text:span text:style-name="T71">Open new combat vis </text:span><text:soft-page-break/><text:span text:style-name="T71">Ctrl + N or “File” → “New combat”</text:span><text:line-break/><text:span text:style-name="T66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546954827472">
          <table:table-cell table:style-name="Tabelle1.A1" office:value-type="string">
            <text:p text:style-name="P69">3.<text:span text:style-name="T70">7</text:span>.3</text:p>
          </table:table-cell>
          <table:table-cell table:style-name="Tabelle1.A1" office:value-type="string">
            <text:p text:style-name="P68">1. <text:span text:style-name="T71">Open new combat vis Ctrl + N or “File” → “New combat”</text:span><text:line-break/><text:span text:style-name="T66">2. Hit “No”</text:span></text:p>
          </table:table-cell>
          <table:table-cell table:style-name="Tabelle1.A1" office:value-type="string">
            <text:p text:style-name="P86">Window to store combat opens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546954828560">
          <table:table-cell table:style-name="Tabelle1.A1" office:value-type="string">
            <text:p text:style-name="P71">3.<text:span text:style-name="T70">7</text:span>.4</text:p>
          </table:table-cell>
          <table:table-cell table:style-name="Tabelle1.A1" office:value-type="string">
            <text:p text:style-name="P68">1. <text:span text:style-name="T71">Open new combat vis Ctrl + N or “File” → “New combat”</text:span><text:line-break/><text:span text:style-name="T66">2. Hit “</text:span><text:span text:style-name="T68">Yes</text:span><text:span text:style-name="T66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546954829648">
          <table:table-cell table:style-name="Tabelle1.A1" office:value-type="string">
            <text:p text:style-name="P75">3.8</text:p>
          </table:table-cell>
          <table:table-cell table:style-name="Tabelle1.A1" office:value-type="string">
            <text:p text:style-name="P75">1. Save table via Ctrl + S or “File” → “Save table”</text:p>
          </table:table-cell>
          <table:table-cell table:style-name="Tabelle1.A1" office:value-type="string">
            <text:p text:style-name="P75">Saving box opens, table is saved properly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546954830736">
          <table:table-cell table:style-name="Tabelle1.A1" office:value-type="string">
            <text:p text:style-name="P67">3.<text:span text:style-name="T72">9</text:span>.1</text:p>
          </table:table-cell>
          <table:table-cell table:style-name="Tabelle1.A1" office:value-type="string">
            <text:p text:style-name="P67">1. <text:span text:style-name="T71">Load table via </text:span>Ctrl + O <text:span text:style-name="T71">or “File” → “Load table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546954831824">
          <table:table-cell table:style-name="Tabelle1.A1" office:value-type="string">
            <text:p text:style-name="P69">3.<text:span text:style-name="T72">9</text:span>.2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546954832912">
          <table:table-cell table:style-name="Tabelle1.A1" office:value-type="string">
            <text:p text:style-name="P69">3.<text:span text:style-name="T72">9</text:span>.3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No”</text:span></text:p>
          </table:table-cell>
          <table:table-cell table:style-name="Tabelle1.A1" office:value-type="string">
            <text:p text:style-name="P70"><text:span text:style-name="T69">Window</text:span><text:span text:style-name="T67"> to load table opens</text:span>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546954834000">
          <table:table-cell table:style-name="Tabelle1.A1" office:value-type="string">
            <text:p text:style-name="P71">3.<text:span text:style-name="T72">9</text:span>.4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</text:span><text:span text:style-name="T68">Yes</text:span><text:span text:style-name="T66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57"/>
          </table:table-cell>
        </table:table-row>
        <table:table-row table:style-name="TableLine94546954835088">
          <table:table-cell table:style-name="Tabelle1.A1" office:value-type="string">
            <text:p text:style-name="P76">3.10.1</text:p>
          </table:table-cell>
          <table:table-cell table:style-name="Tabelle1.A1" office:value-type="string">
            <text:p text:style-name="P76">1. Click on Closing button</text:p>
          </table:table-cell>
          <table:table-cell table:style-name="Tabelle1.A1" office:value-type="string">
            <text:p text:style-name="P76">Ques<text:span text:style-name="T82">t</text:span>ion box appears</text:p>
          </table:table-cell>
          <table:table-cell table:style-name="Tabelle1.A1" office:value-type="string">
            <text:p text:style-name="P158">Ok</text:p>
          </table:table-cell>
        </table:table-row>
        <table:table-row table:style-name="TableLine94546954836176">
          <table:table-cell table:style-name="Tabelle1.A1" office:value-type="string">
            <text:p text:style-name="P76">3.10.2</text:p>
          </table:table-cell>
          <table:table-cell table:style-name="Tabelle1.A1" office:value-type="string">
            <text:p text:style-name="P76">1. Click on Closing button<text:line-break/>2. Click on “Cancel”</text:p>
          </table:table-cell>
          <table:table-cell table:style-name="Tabelle1.A1" office:value-type="string">
            <text:p text:style-name="P76">Table layout remains</text:p>
          </table:table-cell>
          <table:table-cell table:style-name="Tabelle1.A1" office:value-type="string">
            <text:p text:style-name="P158">Ok</text:p>
          </table:table-cell>
        </table:table-row>
        <table:table-row table:style-name="TableLine94546954837264">
          <table:table-cell table:style-name="Tabelle1.A1" office:value-type="string">
            <text:p text:style-name="P76">3.10.3</text:p>
          </table:table-cell>
          <table:table-cell table:style-name="Tabelle1.A1" office:value-type="string">
            <text:p text:style-name="P76">1. Click on Closing button<text:line-break/>2. Click on “No”</text:p>
          </table:table-cell>
          <table:table-cell table:style-name="Tabelle1.A1" office:value-type="string">
            <text:p text:style-name="P76"><text:span text:style-name="T107">Program</text:span> closes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546954838352">
          <table:table-cell table:style-name="Tabelle1.A1" office:value-type="string">
            <text:p text:style-name="P76">3.10.4</text:p>
          </table:table-cell>
          <table:table-cell table:style-name="Tabelle1.A1" office:value-type="string">
            <text:p text:style-name="P76">1. Click on Closing button<text:line-break/>2. Click on “Yes”</text:p>
          </table:table-cell>
          <table:table-cell table:style-name="Tabelle1.A1" office:value-type="string">
            <text:p text:style-name="P76">Storing window opens, <text:span text:style-name="T108">program</text:span> closed after that</text:p>
          </table:table-cell>
          <table:table-cell table:style-name="Tabelle1.A1" office:value-type="string">
            <text:p text:style-name="P160">Ok</text:p>
          </table:table-cell>
        </table:table-row>
        <table:table-row table:style-name="TableLine94546954803984">
          <table:table-cell table:style-name="Tabelle1.A1" office:value-type="string">
            <text:p text:style-name="P105">3.11.1</text:p>
          </table:table-cell>
          <table:table-cell table:style-name="Tabelle1.A1" office:value-type="string">
            <text:p text:style-name="P105">1. Right Click anywhere in the <text:span text:style-name="T114">Table</text:span></text:p>
            <text:p text:style-name="P105">2. Select “<text:span text:style-name="T158">Options”-&gt;”</text:span>Show Initiative” twice</text:p>
          </table:table-cell>
          <table:table-cell table:style-name="Tabelle1.A1" office:value-type="string">
            <text:p text:style-name="P105">INI column shown and hidden, <text:span text:style-name="T116">option is shown as enabled or disabled</text:span>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546954805120">
          <table:table-cell table:style-name="Tabelle1.A1" office:value-type="string">
            <text:p text:style-name="P106">3.11.2</text:p>
          </table:table-cell>
          <table:table-cell table:style-name="Tabelle1.A1" office:value-type="string">
            <text:p text:style-name="P105">1. Right Click anywhere in the <text:span text:style-name="T114">Table</text:span></text:p>
            <text:p text:style-name="P105">2. Select “<text:span text:style-name="T158">Options”-&gt;”</text:span>Show <text:span text:style-name="T113">Modifier</text:span>” twice</text:p>
          </table:table-cell>
          <table:table-cell table:style-name="Tabelle1.A1" office:value-type="string">
            <text:p text:style-name="P107">Mod column shown and hidden<text:span text:style-name="T112">, </text:span><text:span text:style-name="T116">option is shown as enabled or disabled</text:span>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546954843360">
          <table:table-cell table:style-name="Tabelle1.A1" office:value-type="string">
            <text:p text:style-name="P108">3.11.3</text:p>
          </table:table-cell>
          <table:table-cell table:style-name="Tabelle1.A1" office:value-type="string">
            <text:p text:style-name="P109">1. Disable both the INI and Mod column <text:span text:style-name="T115">using </text:span><text:soft-page-break/><text:span text:style-name="T115">Right Click</text:span></text:p>
            <text:p text:style-name="P110">2. Close the program</text:p>
            <text:p text:style-name="P110">3. Restart using an existing table or via a new Combat</text:p>
          </table:table-cell>
          <table:table-cell table:style-name="Tabelle1.A1" office:value-type="string">
            <text:p text:style-name="P110">INI and Mod column are hidden, options shown as <text:soft-page-break/>disabled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546954844448">
          <table:table-cell table:style-name="Tabelle1.A1" table:number-columns-spanned="4" office:value-type="string">
            <text:p text:style-name="P78"><text:span text:style-name="T73"><text:line-break/></text:span><text:span text:style-name="T42">V</text:span><text:span text:style-name="T47">4</text:span><text:span text:style-name="T42"> – </text:span><text:span text:style-name="T47">Table saving</text:span></text:p>
          </table:table-cell>
          <table:covered-table-cell/>
          <table:covered-table-cell/>
          <table:covered-table-cell/>
        </table:table-row>
        <table:table-row table:style-name="TableLine94546954845264">
          <table:table-cell table:style-name="Tabelle1.A1" office:value-type="string">
            <text:p text:style-name="P79">4.1</text:p>
          </table:table-cell>
          <table:table-cell table:style-name="Tabelle1.A1" office:value-type="string">
            <text:p text:style-name="P79">1. Save a table while in table widget<text:line-break/>2. Check the selected table</text:p>
          </table:table-cell>
          <table:table-cell table:style-name="Tabelle1.A1" office:value-type="string">
            <text:p text:style-name="P79"><text:span text:style-name="T104">Six</text:span> columns, header set correctly, all data set correctly</text:p>
          </table:table-cell>
          <table:table-cell table:style-name="Tabelle1.A1" office:value-type="string">
            <text:p text:style-name="P163"/>
          </table:table-cell>
        </table:table-row>
        <table:table-row table:style-name="TableLine94546954846240">
          <table:table-cell table:style-name="Tabelle1.A1" office:value-type="string">
            <text:p text:style-name="P87">4.2</text:p>
          </table:table-cell>
          <table:table-cell table:style-name="Tabelle1.A1" office:value-type="string">
            <text:p text:style-name="P87">1. Save a table with no entries or just one entry</text:p>
          </table:table-cell>
          <table:table-cell table:style-name="Tabelle1.A1" office:value-type="string">
            <text:p text:style-name="P87">Error message telling that the table has less then 2 rows</text:p>
          </table:table-cell>
          <table:table-cell table:style-name="Tabelle1.A1" office:value-type="string">
            <text:p text:style-name="P95"/>
          </table:table-cell>
        </table:table-row>
        <table:table-row table:style-name="TableLine94546954847328">
          <table:table-cell table:style-name="Tabelle1.A1" table:number-columns-spanned="4" office:value-type="string">
            <text:p text:style-name="P77"><text:line-break/><text:span text:style-name="T42">V</text:span><text:span text:style-name="T49">5</text:span><text:span text:style-name="T42"> – </text:span><text:span text:style-name="T47">Table </text:span><text:span text:style-name="T48">opening</text:span></text:p>
          </table:table-cell>
          <table:covered-table-cell/>
          <table:covered-table-cell/>
          <table:covered-table-cell/>
        </table:table-row>
        <table:table-row table:style-name="TableLine94546954848144">
          <table:table-cell table:style-name="Tabelle1.A1" office:value-type="string">
            <text:p text:style-name="P80">5.1</text:p>
          </table:table-cell>
          <table:table-cell table:style-name="Tabelle1.A1" office:value-type="string">
            <text:p text:style-name="P80">1. Open up a table in the right format</text:p>
          </table:table-cell>
          <table:table-cell table:style-name="Tabelle1.A1" office:value-type="string">
            <text:p text:style-name="P80">Table loaded correctly, all data set normally, <text:span text:style-name="T83">the highlighted row and round number is set correctly</text:span></text:p>
          </table:table-cell>
          <table:table-cell table:style-name="Tabelle1.A1" office:value-type="string">
            <text:p text:style-name="P96"/>
          </table:table-cell>
        </table:table-row>
        <table:table-row table:style-name="TableLine94546954849120">
          <table:table-cell table:style-name="Tabelle1.A1" office:value-type="string">
            <text:p text:style-name="P80">5.2</text:p>
          </table:table-cell>
          <table:table-cell table:style-name="Tabelle1.A1" office:value-type="string">
            <text:p text:style-name="P80">1. Open up a table in wrong format</text:p>
          </table:table-cell>
          <table:table-cell table:style-name="Tabelle1.A1" office:value-type="string">
            <text:p text:style-name="P80">Error message appears</text:p>
          </table:table-cell>
          <table:table-cell table:style-name="Tabelle1.A1" office:value-type="string">
            <text:p text:style-name="P97"/>
          </table:table-cell>
        </table:table-row>
        <table:table-row table:style-name="TableLine94546954850208">
          <table:table-cell table:style-name="Tabelle1.A1" table:number-columns-spanned="4" office:value-type="string">
            <text:p text:style-name="P81"><text:line-break/><text:span text:style-name="T50">V6 – Table Reediting </text:span><text:span text:style-name="T52">Dialog</text:span><text:span text:style-name="T50"><text:line-break/></text:span><text:span text:style-name="T27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546954851024">
          <table:table-cell table:style-name="Tabelle1.A1" office:value-type="string">
            <text:p text:style-name="P88">6.1.<text:span text:style-name="T119">1</text:span></text:p>
          </table:table-cell>
          <table:table-cell table:style-name="Tabelle1.A1" office:value-type="string">
            <text:p text:style-name="P121">1. <text:span text:style-name="T117">Right Click in the Table<text:line-break/></text:span><text:span text:style-name="T118">2. Select “Add new Character(s)”</text:span></text:p>
          </table:table-cell>
          <table:table-cell table:style-name="Tabelle1.A1" office:value-type="string">
            <text:p text:style-name="P128">Dialog to reedit Combat opens, <text:span text:style-name="T120">Table locked</text:span></text:p>
          </table:table-cell>
          <table:table-cell table:style-name="Tabelle1.A1" office:value-type="string">
            <text:p text:style-name="P124"/>
          </table:table-cell>
        </table:table-row>
        <table:table-row table:style-name="TableLine94546954852000">
          <table:table-cell table:style-name="Tabelle1.A1" office:value-type="string">
            <text:p text:style-name="P111">6.1.2</text:p>
          </table:table-cell>
          <table:table-cell table:style-name="Tabelle1.A1" office:value-type="string">
            <text:p text:style-name="P129">1. Hit Ctrl + R</text:p>
          </table:table-cell>
          <table:table-cell table:style-name="Tabelle1.A1" office:value-type="string">
            <text:p text:style-name="P128">Dialog to reedit Combat opens, <text:span text:style-name="T120">Table locked</text:span></text:p>
          </table:table-cell>
          <table:table-cell table:style-name="Tabelle1.A1" office:value-type="string">
            <text:p text:style-name="P124"/>
          </table:table-cell>
        </table:table-row>
        <table:table-row table:style-name="TableLine94546954853088">
          <table:table-cell table:style-name="Tabelle1.A1" office:value-type="string">
            <text:p text:style-name="P89">6.<text:span text:style-name="T120">2.1.</text:span><text:span text:style-name="T125">1</text:span></text:p>
          </table:table-cell>
          <table:table-cell table:style-name="Tabelle1.A1" office:value-type="string">
            <text:p text:style-name="P121">1. <text:span text:style-name="T120">Add some values in Dialog</text:span></text:p>
            <text:p text:style-name="P130">2. <text:span text:style-name="T121">Click “Add Character”<text:line-break/>3. Click “Return”</text:span></text:p>
            <text:p text:style-name="P132">4. Click “No”</text:p>
          </table:table-cell>
          <table:table-cell table:style-name="Tabelle1.A1" office:value-type="string">
            <text:p text:style-name="P132">Character is stored accordingly at the end of the table, <text:span text:style-name="T123">all other values stay the same</text:span></text:p>
          </table:table-cell>
          <table:table-cell table:style-name="Tabelle1.A1" office:value-type="string">
            <text:p text:style-name="P124"/>
          </table:table-cell>
        </table:table-row>
        <table:table-row table:style-name="TableLine94546954854176">
          <table:table-cell table:style-name="Tabelle1.A1" office:value-type="string">
            <text:p text:style-name="P89">6.<text:span text:style-name="T120">2.1.</text:span><text:span text:style-name="T126">2</text:span></text:p>
          </table:table-cell>
          <table:table-cell table:style-name="Tabelle1.A1" office:value-type="string">
            <text:p text:style-name="P121">1. <text:span text:style-name="T120">Add some values in Dialog</text:span></text:p>
            <text:p text:style-name="P130">2. <text:span text:style-name="T125">Hit “Enter”</text:span><text:span text:style-name="T121"><text:line-break/>3. Click “Return”</text:span></text:p>
            <text:p text:style-name="P132">4. Click “No”</text:p>
          </table:table-cell>
          <table:table-cell table:style-name="Tabelle1.A1" office:value-type="string">
            <text:p text:style-name="P132">Character is stored accordingly at the end of the table, <text:span text:style-name="T123">all other values stay the same</text:span></text:p>
          </table:table-cell>
          <table:table-cell table:style-name="Tabelle1.A1" office:value-type="string">
            <text:p text:style-name="P124"/>
          </table:table-cell>
        </table:table-row>
        <table:table-row table:style-name="TableLine94546954855264">
          <table:table-cell table:style-name="Tabelle1.A1" office:value-type="string">
            <text:p text:style-name="P89">6.2.<text:span text:style-name="T96">2.</text:span><text:span text:style-name="T126">1</text:span></text:p>
          </table:table-cell>
          <table:table-cell table:style-name="Tabelle1.A1" office:value-type="string">
            <text:p text:style-name="P122">1. <text:span text:style-name="T120">Add some values in Dialog</text:span></text:p>
            <text:p text:style-name="P131">2. <text:span text:style-name="T121">Click “Add Character”<text:line-break/>3. Click “Return”</text:span></text:p>
            <text:p text:style-name="P133">4. Click “<text:span text:style-name="T122">Yes”</text:span></text:p>
          </table:table-cell>
          <table:table-cell table:style-name="Tabelle1.A1" office:value-type="string">
            <text:p text:style-name="P134">Table is resorted properly, the row of the current player is updated accordingly, <text:span text:style-name="T123">all other values stay the same</text:span></text:p>
          </table:table-cell>
          <table:table-cell table:style-name="Tabelle1.A1" office:value-type="string">
            <text:p text:style-name="P126"/>
          </table:table-cell>
        </table:table-row>
        <table:table-row table:style-name="TableLine94546954856352">
          <table:table-cell table:style-name="Tabelle1.A1" office:value-type="string">
            <text:p text:style-name="P89">6.2.<text:span text:style-name="T96">2.</text:span><text:span text:style-name="T126">2</text:span></text:p>
          </table:table-cell>
          <table:table-cell table:style-name="Tabelle1.A1" office:value-type="string">
            <text:p text:style-name="P122">1. <text:span text:style-name="T120">Add some values in Dialog</text:span></text:p>
            <text:p text:style-name="P131"><text:soft-page-break/>2. <text:span text:style-name="T126">Hit “Enter”</text:span><text:span text:style-name="T121"><text:line-break/>3. Click “Return”</text:span></text:p>
            <text:p text:style-name="P133">4. Click “<text:span text:style-name="T122">Yes”</text:span></text:p>
          </table:table-cell>
          <table:table-cell table:style-name="Tabelle1.A1" office:value-type="string">
            <text:p text:style-name="P134">Table is resorted properly, the row of the current <text:soft-page-break/>player is updated accordingly, <text:span text:style-name="T123">all other values stay the same</text:span></text:p>
          </table:table-cell>
          <table:table-cell table:style-name="Tabelle1.A1" office:value-type="string">
            <text:p text:style-name="P126"/>
          </table:table-cell>
        </table:table-row>
        <table:table-row table:style-name="TableLine94546954857440">
          <table:table-cell table:style-name="Tabelle1.A1" office:value-type="string">
            <text:p text:style-name="P90">6.<text:span text:style-name="T124">3</text:span></text:p>
          </table:table-cell>
          <table:table-cell table:style-name="Tabelle1.A1" office:value-type="string">
            <text:p text:style-name="P122">1. <text:span text:style-name="T120">Add some values in Dialog</text:span></text:p>
            <text:p text:style-name="P131">2. <text:span text:style-name="T121">Click “Add Character”<text:line-break/>3. Click “Re</text:span><text:span text:style-name="T124">set”</text:span></text:p>
          </table:table-cell>
          <table:table-cell table:style-name="Tabelle1.A1" office:value-type="string">
            <text:p text:style-name="P135">Layout reset, no Character added</text:p>
          </table:table-cell>
          <table:table-cell table:style-name="Tabelle1.A1" office:value-type="string">
            <text:p text:style-name="P125"/>
          </table:table-cell>
        </table:table-row>
        <table:table-row table:style-name="TableLine94546954858528">
          <table:table-cell table:style-name="Tabelle1.A1" office:value-type="string">
            <text:p text:style-name="P91">6.<text:span text:style-name="T127">4</text:span></text:p>
          </table:table-cell>
          <table:table-cell table:style-name="Tabelle1.A1" office:value-type="string">
            <text:p text:style-name="P136">1. Hit “Enter” if name label is empty</text:p>
          </table:table-cell>
          <table:table-cell table:style-name="Tabelle1.A1" office:value-type="string">
            <text:p text:style-name="P123">Error message appears, telling <text:span text:style-name="T128">that a name is mandatory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59616">
          <table:table-cell table:style-name="Tabelle1.A1" table:number-columns-spanned="4" office:value-type="string">
            <text:p text:style-name="P82"><text:span text:style-name="T50"><text:line-break/>V</text:span><text:span text:style-name="T53">7</text:span><text:span text:style-name="T50"> – </text:span><text:span text:style-name="T54">Status Effect</text:span><text:span text:style-name="T50"> </text:span><text:span text:style-name="T52">Dialog</text:span><text:span text:style-name="T50"><text:line-break/></text:span><text:span text:style-name="T27">NOTE: Before all steps, </text:span><text:span text:style-name="T29">either the Combat Table or Character Creation Widget is initialized</text:span></text:p>
          </table:table-cell>
          <table:covered-table-cell/>
          <table:covered-table-cell/>
          <table:covered-table-cell/>
        </table:table-row>
        <table:table-row table:style-name="TableLine94546954860432">
          <table:table-cell table:style-name="Tabelle1.A1" office:value-type="string">
            <text:p text:style-name="P112">7.1.<text:span text:style-name="T129">1</text:span></text:p>
          </table:table-cell>
          <table:table-cell table:style-name="Tabelle1.A1" office:value-type="string">
            <text:p text:style-name="P137">1. Hit “Ctrl”+”E” in Table Widget</text:p>
          </table:table-cell>
          <table:table-cell table:style-name="Tabelle1.A1" office:value-type="string">
            <text:p text:style-name="P137">Status Effect Dialog opens, <text:span text:style-name="T153">Table locked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1408">
          <table:table-cell table:style-name="Tabelle1.A1" office:value-type="string">
            <text:p text:style-name="P113">7.1.2</text:p>
          </table:table-cell>
          <table:table-cell table:style-name="Tabelle1.A1" office:value-type="string">
            <text:p text:style-name="P138">1. Hit “Ctrl”+”E” in Character Creation</text:p>
          </table:table-cell>
          <table:table-cell table:style-name="Tabelle1.A1" office:value-type="string">
            <text:p text:style-name="P137">Status Effect Dialog opens, <text:span text:style-name="T154">Char Creation locked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2496">
          <table:table-cell table:style-name="Tabelle1.A1" office:value-type="string">
            <text:p text:style-name="P114">7.1.3</text:p>
          </table:table-cell>
          <table:table-cell table:style-name="Tabelle1.A1" office:value-type="string">
            <text:p text:style-name="P139">1. Click the Right Mouse Button over a row in Table Widget</text:p>
          </table:table-cell>
          <table:table-cell table:style-name="Tabelle1.A1" office:value-type="string">
            <text:p text:style-name="P137">Status Effect Dialog <text:span text:style-name="T130">option shown in Context Menu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3584">
          <table:table-cell table:style-name="Tabelle1.A1" office:value-type="string">
            <text:p text:style-name="P115">7.1.4</text:p>
          </table:table-cell>
          <table:table-cell table:style-name="Tabelle1.A1" office:value-type="string">
            <text:p text:style-name="P140">1. Click the Right Mouse Button <text:span text:style-name="T131">when NOT over a row in Table Widget</text:span></text:p>
          </table:table-cell>
          <table:table-cell table:style-name="Tabelle1.A1" office:value-type="string">
            <text:p text:style-name="P141">Status Effect Dialog Option not shown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4672">
          <table:table-cell table:style-name="Tabelle1.A1" office:value-type="string">
            <text:p text:style-name="P116">7.2</text:p>
          </table:table-cell>
          <table:table-cell table:style-name="Tabelle1.A1" office:value-type="string">
            <text:p text:style-name="P142">1. Open Status Effect Dialog<text:line-break/>2. Type in a string</text:p>
          </table:table-cell>
          <table:table-cell table:style-name="Tabelle1.A1" office:value-type="string">
            <text:p text:style-name="P142">Every String not containing the typed in string is hidden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5760">
          <table:table-cell table:style-name="Tabelle1.A1" office:value-type="string">
            <text:p text:style-name="P117">7.<text:span text:style-name="T132">3.</text:span><text:span text:style-name="T139">1</text:span></text:p>
          </table:table-cell>
          <table:table-cell table:style-name="Tabelle1.A1" office:value-type="string">
            <text:p text:style-name="P143"><text:span text:style-name="T135">1. Select a row in the Table Widget </text:span><text:span text:style-name="T136">and type in a value</text:span><text:line-break/><text:span text:style-name="T139">2</text:span>. Open Status Effect Dialog <text:span text:style-name="T137">for this row</text:span><text:line-break/><text:span text:style-name="T139">3</text:span>. <text:span text:style-name="T133">Select one List Value</text:span></text:p>
            <text:p text:style-name="P146"><text:span text:style-name="T139">4</text:span>. Click “<text:span text:style-name="T134">Add Effect”</text:span></text:p>
          </table:table-cell>
          <table:table-cell table:style-name="Tabelle1.A1" office:value-type="string">
            <text:p text:style-name="P149">Value is added to the Table Entry, “;” <text:span text:style-name="T141">at the end,</text:span> <text:span text:style-name="T138">empty space to text before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6848">
          <table:table-cell table:style-name="Tabelle1.A1" office:value-type="string">
            <text:p text:style-name="P118">7.3.2</text:p>
          </table:table-cell>
          <table:table-cell table:style-name="Tabelle1.A1" office:value-type="string">
            <text:p text:style-name="P144">1. Open Status Effect Dialog <text:span text:style-name="T137">for </text:span><text:span text:style-name="T139">a Table row</text:span><text:line-break/>2. <text:span text:style-name="T133">Select one List Value</text:span></text:p>
            <text:p text:style-name="P147">3. Click “<text:span text:style-name="T134">Add Effect”</text:span></text:p>
          </table:table-cell>
          <table:table-cell table:style-name="Tabelle1.A1" office:value-type="string">
            <text:p text:style-name="P150">Value added to the Table Entry, “;” <text:span text:style-name="T142">at the end, </text:span>no Space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7936">
          <table:table-cell table:style-name="Tabelle1.A1" office:value-type="string">
            <text:p text:style-name="P119">7.3.3</text:p>
          </table:table-cell>
          <table:table-cell table:style-name="Tabelle1.A1" office:value-type="string">
            <text:p text:style-name="P145">1. Open Status Effect Dialog <text:span text:style-name="T137">for </text:span><text:span text:style-name="T139">a Table row</text:span><text:line-break/>2. <text:span text:style-name="T133">Select </text:span><text:span text:style-name="T140">multiple List values</text:span></text:p>
            <text:p text:style-name="P148">3. Click “<text:span text:style-name="T134">Add Effect”</text:span></text:p>
          </table:table-cell>
          <table:table-cell table:style-name="Tabelle1.A1" office:value-type="string">
            <text:p text:style-name="P151">Values added to the Table Entry, <text:span text:style-name="T143">sorted in alphabetic order, </text:span><text:span text:style-name="T144">separated by “; “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69024">
          <table:table-cell table:style-name="Tabelle1.A1" office:value-type="string">
            <text:p text:style-name="P117">7.<text:span text:style-name="T145">4.</text:span><text:span text:style-name="T139">1</text:span></text:p>
          </table:table-cell>
          <table:table-cell table:style-name="Tabelle1.A1" office:value-type="string">
            <text:p text:style-name="P143"><text:span text:style-name="T149">1. Open Character Creation Widget, type something in additional information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one List Value</text:span></text:p>
            <text:p text:style-name="P146"><text:soft-page-break/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49">Value is added to the <text:span text:style-name="T148">additional information label</text:span>, “;” <text:span text:style-name="T141">at the end,</text:span> <text:span text:style-name="T138">empty space to text before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70112">
          <table:table-cell table:style-name="Tabelle1.A1" office:value-type="string">
            <text:p text:style-name="P118">7.<text:span text:style-name="T146">4</text:span>.2</text:p>
          </table:table-cell>
          <table:table-cell table:style-name="Tabelle1.A1" office:value-type="string">
            <text:p text:style-name="P143"><text:span text:style-name="T149">1. Open Character Creation Widget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one List Value</text:span></text:p>
            <text:p text:style-name="P146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50">Value added to the Table Entry, “;” <text:span text:style-name="T142">at the end, </text:span>no Space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71200">
          <table:table-cell table:style-name="Tabelle1.A1" office:value-type="string">
            <text:p text:style-name="P119">7.<text:span text:style-name="T146">4</text:span>.3</text:p>
          </table:table-cell>
          <table:table-cell table:style-name="Tabelle1.A1" office:value-type="string">
            <text:p text:style-name="P143"><text:span text:style-name="T149">1. Open Character Creation Widget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</text:span><text:span text:style-name="T152">multiple</text:span><text:span text:style-name="T133"> List Value</text:span></text:p>
            <text:p text:style-name="P146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51">Values added to the Table Entry, <text:span text:style-name="T143">sorted in alphabetic order, </text:span><text:span text:style-name="T144">separated by “; “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72288">
          <table:table-cell table:style-name="Tabelle1.A1" office:value-type="string">
            <text:p text:style-name="P120">7.4.4</text:p>
          </table:table-cell>
          <table:table-cell table:style-name="Tabelle1.A1" office:value-type="string">
            <text:p text:style-name="P152">1. Open Table Widget</text:p>
            <text:p text:style-name="P152">2. Open Status Effect Dialog</text:p>
            <text:p text:style-name="P152">3. Click “Return”</text:p>
          </table:table-cell>
          <table:table-cell table:style-name="Tabelle1.A1" office:value-type="string">
            <text:p text:style-name="P152">Dialog closes, Table Widget <text:span text:style-name="T155">shown and reeditable</text:span>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546954873376">
          <table:table-cell table:style-name="Tabelle1.A1" office:value-type="string">
            <text:p text:style-name="P120">7.4.<text:span text:style-name="T155">5</text:span></text:p>
          </table:table-cell>
          <table:table-cell table:style-name="Tabelle1.A1" office:value-type="string">
            <text:p text:style-name="P152">1. Open <text:span text:style-name="T157">Char Creation</text:span></text:p>
            <text:p text:style-name="P152">2. Open Status Effect Dialog</text:p>
            <text:p text:style-name="P152">3. Click “Return”</text:p>
          </table:table-cell>
          <table:table-cell table:style-name="Tabelle1.A1" office:value-type="string">
            <text:p text:style-name="P153">Dialog closes, <text:span text:style-name="T156">Character Creation</text:span> <text:span text:style-name="T155">shown and reeditable</text:span></text:p>
          </table:table-cell>
          <table:table-cell table:style-name="Tabelle1.A1" office:value-type="string">
            <text:p text:style-name="P12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23T22:14:49.962815032</dc:date>
    <meta:editing-duration>PT4H52M5S</meta:editing-duration>
    <meta:editing-cycles>375</meta:editing-cycles>
    <meta:document-statistic meta:table-count="1" meta:image-count="0" meta:object-count="0" meta:page-count="8" meta:paragraph-count="375" meta:word-count="2191" meta:character-count="11620" meta:non-whitespace-character-count="9788"/>
  </office:meta>
</office:document-meta>
</file>